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toolpanel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240000036400000254E2189950.svm"/>
  <manifest:file-entry manifest:media-type="" manifest:full-path="Pictures/2000001D0000034600000254969B60BF.svm"/>
  <manifest:file-entry manifest:media-type="" manifest:full-path="Pictures/200000240000036A00000254BF3FF5DE.svm"/>
  <manifest:file-entry manifest:media-type="" manifest:full-path="Pictures/2000001D00000344000002544B7430CD.svm"/>
  <manifest:file-entry manifest:media-type="" manifest:full-path="Pictures/2000000F0000019D000001D3F672657B.svm"/>
  <manifest:file-entry manifest:media-type="" manifest:full-path="Pictures/2000001D000002250000021280C941E6.svm"/>
  <manifest:file-entry manifest:media-type="" manifest:full-path="Pictures/2000002B000003F1000001D38A688E5A.svm"/>
  <manifest:file-entry manifest:media-type="" manifest:full-path="Pictures/2000001D0000029A00000247D36FFCE5.svm"/>
  <manifest:file-entry manifest:media-type="" manifest:full-path="Pictures/20000024000003660000025434F664B1.svm"/>
  <manifest:file-entry manifest:media-type="" manifest:full-path="Pictures/20000024000003680000025403FA4F03.svm"/>
  <manifest:file-entry manifest:media-type="" manifest:full-path="Pictures/2000001D0000029E000002473A6701D3.svm"/>
  <manifest:file-entry manifest:media-type="" manifest:full-path="Pictures/20000016000001A5000001D3A9DC434A.svm"/>
  <manifest:file-entry manifest:media-type="" manifest:full-path="Pictures/2000000F000001AC000001D3A4E85E83.svm"/>
  <manifest:file-entry manifest:media-type="" manifest:full-path="Pictures/2000001D00000298000002471044D25B.svm"/>
  <manifest:file-entry manifest:media-type="" manifest:full-path="Pictures/2000001D0000034A000002544205E1BC.svm"/>
  <manifest:file-entry manifest:media-type="" manifest:full-path="Pictures/200000160000028D0000021255FF66D7.svm"/>
  <manifest:file-entry manifest:media-type="" manifest:full-path="Pictures/2000001D0000034400000254C633119A.svm"/>
  <manifest:file-entry manifest:media-type="image/png" manifest:full-path="Pictures/100000000000000800000008913C8356.png"/>
  <manifest:file-entry manifest:media-type="" manifest:full-path="Pictures/2000000F00000209000001D39ECA15F0.svm"/>
  <manifest:file-entry manifest:media-type="" manifest:full-path="Pictures/2000002400000368000002547BB30D4E.svm"/>
  <manifest:file-entry manifest:media-type="" manifest:full-path="Pictures/2000000F000001AA000001D315D143F6.svm"/>
  <manifest:file-entry manifest:media-type="" manifest:full-path="Pictures/2000001D0000034600000254DA230507.svm"/>
  <manifest:file-entry manifest:media-type="" manifest:full-path="Pictures/2000000F000001A4000001D368B756C0.svm"/>
  <manifest:file-entry manifest:media-type="" manifest:full-path="Pictures/2000001D0000034A0000025483FAA553.svm"/>
  <manifest:file-entry manifest:media-type="" manifest:full-path="Pictures/2000001600000371000001D341027D0E.svm"/>
  <manifest:file-entry manifest:media-type="" manifest:full-path="Pictures/200000240000036800000254D2666D05.svm"/>
  <manifest:file-entry manifest:media-type="" manifest:full-path="Pictures/2000001D0000029F000002475AE31B30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toolpanel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toolpanel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toolpanel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toolpanel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toolpanel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toolpanel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toolpanel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toolpanel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toolpanel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toolpanel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toolpanel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toolpanel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toolpanel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toolpanel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toolpanel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toolpanel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toolpanel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toolpanel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toolpanel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toolpanel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toolpanel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toolpanel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.5pt" fo:language="ru" fo:country="RU" style:font-size-asian="11.5pt" style:font-size-complex="11.5pt"/>
    </style:style>
    <style:style style:name="P2" style:family="paragraph" style:parent-style-name="Standard">
      <style:text-properties style:font-name="Calibri" fo:font-size="11.5pt" fo:language="ru" fo:country="RU" style:text-underline-style="none" fo:font-weight="bold" style:font-size-asian="11.5pt" style:font-weight-asian="bold" style:font-size-complex="11.5pt" style:font-weight-complex="bold"/>
    </style:style>
    <style:style style:name="P3" style:family="paragraph" style:parent-style-name="Standard">
      <style:text-properties style:font-name="Calibri" fo:font-size="11.5pt" fo:language="en" fo:country="US" style:font-size-asian="11.5pt" style:font-size-complex="11.5pt"/>
    </style:style>
    <style:style style:name="P4" style:family="paragraph" style:parent-style-name="Standard">
      <style:text-properties fo:color="#ff0000" style:font-name="Calibri" fo:font-size="11.5pt" fo:language="ru" fo:country="RU" style:font-size-asian="11.5pt" style:font-size-complex="11.5pt"/>
    </style:style>
    <style:style style:name="P5" style:family="paragraph" style:parent-style-name="Standard">
      <style:text-properties fo:color="#000080"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P6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2pt" style:font-size-asian="12pt" style:font-size-complex="12pt"/>
    </style:style>
    <style:style style:name="P7" style:family="paragraph" style:parent-style-name="Standard">
      <style:paragraph-properties fo:margin-top="0.049cm" fo:margin-bottom="0.049cm" fo:line-height="100%" fo:text-align="start" style:justify-single-word="false"/>
      <style:text-properties fo:color="#000000" style:font-name="Calibri" fo:font-size="11.5pt" fo:language="ru" fo:country="RU" style:text-underline-style="none" fo:font-weight="bold" style:font-name-asian="Times New Roman" style:font-size-asian="11.5pt" style:language-asian="ru" style:country-asian="RU" style:font-weight-asian="bold" style:font-name-complex="Times New Roman" style:font-size-complex="11.5pt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9" style:family="paragraph" style:parent-style-name="Standard">
      <style:paragraph-properties fo:margin-left="8.754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0" style:family="paragraph" style:parent-style-name="Standard">
      <style:paragraph-properties fo:margin-left="10.005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color="#000000" style:font-name="Calibri" fo:font-size="11.5pt" fo:language="ru" fo:country="RU" style:font-size-asian="11.5pt" style:font-size-complex="11.5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Calibri" fo:font-size="11.5pt" fo:language="ru" fo:country="RU" fo:font-style="italic" style:font-size-asian="11.5pt" style:font-style-asian="italic" style:font-size-complex="11.5pt" style:font-style-complex="italic"/>
    </style:style>
    <style:style style:name="P13" style:family="paragraph" style:parent-style-name="Standard" style:list-style-name="L1">
      <style:text-properties style:font-name="Calibri" fo:font-size="11.5pt" style:font-size-asian="11.5pt" style:font-size-complex="11.5pt"/>
    </style:style>
    <style:style style:name="P14" style:family="paragraph" style:parent-style-name="Standard">
      <style:text-properties style:font-name="Calibri" fo:font-size="11.5pt" fo:language="ru" fo:country="RU" style:font-size-asian="11.5pt" style:font-size-complex="11.5pt"/>
    </style:style>
    <style:style style:name="P15" style:family="paragraph" style:parent-style-name="Standard" style:list-style-name="L1">
      <style:text-properties style:font-name="Calibri" fo:font-size="11.5pt" fo:language="ru" fo:country="RU" style:font-size-asian="11.5pt" style:font-size-complex="11.5pt"/>
    </style:style>
    <style:style style:name="P16" style:family="paragraph" style:parent-style-name="Standard" style:list-style-name="L2">
      <style:text-properties style:font-name="Calibri" fo:font-size="11.5pt" fo:language="ru" fo:country="RU" style:font-size-asian="11.5pt" style:font-size-complex="11.5pt"/>
    </style:style>
    <style:style style:name="P17" style:family="paragraph" style:parent-style-name="Standard">
      <style:text-properties fo:color="#0000ff" style:font-name="Calibri" fo:font-size="11.5pt" fo:language="ru" fo:country="RU" fo:font-weight="bold" style:font-size-asian="11.5pt" style:font-weight-asian="bold" style:font-size-complex="11.5pt" style:font-weight-complex="bold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Calibri" fo:font-size="11.5pt" fo:language="ru" fo:country="RU" style:font-size-asian="11.5pt" style:font-size-complex="11.5pt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3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name-asian="Times New Roman" style:language-asian="ru" style:country-asian="RU" style:font-weight-asian="bold" style:font-name-complex="Times New Roman" style:font-weight-complex="bold"/>
    </style:style>
    <style:style style:name="T4" style:family="text">
      <style:text-properties fo:language="ru" fo:country="RU"/>
    </style:style>
    <style:style style:name="T5" style:family="text">
      <style:text-properties fo:color="#0000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-asian="Times New Roman" style:language-asian="ru" style:country-asian="RU" style:font-name-complex="Times New Roman"/>
    </style:style>
    <style:style style:name="T8" style:family="text">
      <style:text-properties fo:font-weight="bold" style:font-name-asian="Times New Roman" style:language-asian="ru" style:country-asian="RU" style:font-weight-asian="bold" style:font-name-complex="Times New Roman" style:font-weight-complex="bold"/>
    </style:style>
    <style:style style:name="T9" style:family="text">
      <style:text-properties fo:color="#000080" fo:font-style="normal" style:font-style-asian="normal" style:font-style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font-style="italic" style:font-style-asian="italic" style:font-style-complex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Стили_20_стрелок_20_1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dash" draw:stroke-dash="Fine_20_Dotte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fill-hatch-name="Black_20_45_20_Degrees_20_Wide" draw:fill-image-name="Empty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8">Билет </text:span><text:span text:style-name="T3">9</text:span><text:span text:style-name="T8">.</text:span><text:span text:style-name="T7"> Импульс тела, импульс силы. II закон Ньютона в импульсной форме. Закон сохранения импульса системы тел. Реактивное движение. </text:span></text:p>
      <text:p text:style-name="P7">Импульс</text:p>
      <text:p text:style-name="P1"><text:span text:style-name="T1">Импульс тела</text:span> — векторная физическая величин, равная произведению массы тела на его скорость.</text:p>
      <text:p text:style-name="P1"><draw:frame draw:style-name="fr1" draw:name="Объект43" text:anchor-type="as-char" svg:width="1.427cm" svg:height="0.467cm" draw:z-index="0"><draw:object xlink:href="./Object 1" xlink:type="simple" xlink:show="embed" xlink:actuate="onLoad"/><draw:image xlink:href="./ObjectReplacements/Object 1" xlink:type="simple" xlink:show="embed" xlink:actuate="onLoad"/>
    </draw:frame><draw:frame draw:style-name="fr1" draw:name="Объект37" text:anchor-type="as-char" svg:width="1.991cm" svg:height="0.829cm" draw:z-index="4"><draw:object xlink:href="./Object 42" xlink:type="simple" xlink:show="embed" xlink:actuate="onLoad"/><draw:image xlink:href="./ObjectReplacements/Object 42" xlink:type="simple" xlink:show="embed" xlink:actuate="onLoad"/>
     <svg:desc>формула</svg:desc>
    </draw:frame></text:p>
      <text:p text:style-name="P1">Пусть сила<text:span text:style-name="T2"><draw:frame draw:style-name="fr1" draw:name="Объект4" text:anchor-type="as-char" svg:width="0.49cm" svg:height="0.467cm" draw:z-index="6"><draw:object xlink:href="./Object 5" xlink:type="simple" xlink:show="embed" xlink:actuate="onLoad"/><draw:image xlink:href="./ObjectReplacements/Object 5" xlink:type="simple" xlink:show="embed" xlink:actuate="onLoad"/>
     </draw:frame></text:span>и масса тела<text:span text:style-name="T2"><draw:frame draw:style-name="fr1" draw:name="Объект3" text:anchor-type="as-char" svg:width="0.52cm" svg:height="0.467cm" draw:z-index="9"><draw:object xlink:href="./Object 4" xlink:type="simple" xlink:show="embed" xlink:actuate="onLoad"/><draw:image xlink:href="./ObjectReplacements/Object 4" xlink:type="simple" xlink:show="embed" xlink:actuate="onLoad"/>
     </draw:frame></text:span>постоянные в промежутке времени<text:span text:style-name="T2"><draw:frame draw:style-name="fr1" draw:name="Объект2" text:anchor-type="as-char" svg:width="0.683cm" svg:height="0.467cm" draw:z-index="12"><draw:object xlink:href="./Object 3" xlink:type="simple" xlink:show="embed" xlink:actuate="onLoad"/><draw:image xlink:href="./ObjectReplacements/Object 3" xlink:type="simple" xlink:show="embed" xlink:actuate="onLoad"/>
     </draw:frame></text:span> <draw:frame draw:style-name="fr1" draw:name="Объект1" text:anchor-type="as-char" svg:width="9.352cm" svg:height="1.175cm" draw:z-index="1"><draw:object xlink:href="./Object 2" xlink:type="simple" xlink:show="embed" xlink:actuate="onLoad"/><draw:image xlink:href="./ObjectReplacements/Object 2" xlink:type="simple" xlink:show="embed" xlink:actuate="onLoad"/>
    </draw:frame></text:p>
      <text:p text:style-name="P1"><text:span text:style-name="T9">Импульс силы</text:span><text:span text:style-name="T5"> </text:span>— векторная физическая величина, равная произведению силы на время ее действия.</text:p>
      <text:p text:style-name="P1"><draw:frame draw:style-name="fr1" draw:name="Объект44" text:anchor-type="as-char" svg:width="1.064cm" svg:height="0.52cm" draw:z-index="15"><draw:object xlink:href="./Object 7" xlink:type="simple" xlink:show="embed" xlink:actuate="onLoad"/><draw:image xlink:href="./ObjectReplacements/Object 7" xlink:type="simple" xlink:show="embed" xlink:actuate="onLoad"/>
     <svg:desc>формула</svg:desc>
    </draw:frame></text:p>
      <text:p text:style-name="P1"><text:span text:style-name="T1">Второй закон Ньютона в импульсной форме </text:span>— изменение импульса тела, за данный промежуток времени равно импульсу силы, действующей на тело в течение этого промежутка времени.</text:p>
      <text:p text:style-name="P1"><draw:frame draw:style-name="fr1" draw:name="Объект45" text:anchor-type="as-char" svg:width="2.067cm" svg:height="0.52cm" draw:z-index="5"><draw:object xlink:href="./Object 6" xlink:type="simple" xlink:show="embed" xlink:actuate="onLoad"/><draw:image xlink:href="./ObjectReplacements/Object 6" xlink:type="simple" xlink:show="embed" xlink:actuate="onLoad"/>
     <svg:desc>формула</svg:desc>
    </draw:frame>(1)</text:p>
      <text:p text:style-name="P1">Пусть сила, действующая на тело, в течение данного промежутка времени меняется. Поделим уравнение (1) на<draw:frame draw:style-name="fr1" draw:name="Объект7" text:anchor-type="as-char" svg:width="0.683cm" svg:height="0.467cm" draw:z-index="20"><draw:object xlink:href="./Object 10" xlink:type="simple" xlink:show="embed" xlink:actuate="onLoad"/><draw:image xlink:href="./ObjectReplacements/Object 10" xlink:type="simple" xlink:show="embed" xlink:actuate="onLoad"/>
    </draw:frame><text:span text:style-name="T2">. </text:span>Тогда <draw:frame draw:style-name="fr1" draw:name="Объект5" text:anchor-type="as-char" svg:width="1.866cm" svg:height="0.997cm" draw:z-index="7"><draw:object xlink:href="./Object 8" xlink:type="simple" xlink:show="embed" xlink:actuate="onLoad"/><draw:image xlink:href="./ObjectReplacements/Object 8" xlink:type="simple" xlink:show="embed" xlink:actuate="onLoad"/>
    </draw:frame>.</text:p>
      <text:p text:style-name="P1">Мгновенное значение силы определяется как пердел этого отношения при<draw:frame draw:style-name="fr1" draw:name="Объект6" text:anchor-type="as-char" svg:width="1.381cm" svg:height="0.467cm" draw:z-index="8"><draw:object xlink:href="./Object 9" xlink:type="simple" xlink:show="embed" xlink:actuate="onLoad"/><draw:image xlink:href="./ObjectReplacements/Object 9" xlink:type="simple" xlink:show="embed" xlink:actuate="onLoad"/>
    </draw:frame>. <draw:frame draw:style-name="fr1" draw:name="Объект8" text:anchor-type="as-char" svg:width="2.916cm" svg:height="0.997cm" draw:z-index="10"><draw:object xlink:href="./Object 11" xlink:type="simple" xlink:show="embed" xlink:actuate="onLoad"/><draw:image xlink:href="./ObjectReplacements/Object 11" xlink:type="simple" xlink:show="embed" xlink:actuate="onLoad"/>
    </draw:frame></text:p>
      <text:p text:style-name="P1"><text:span text:style-name="T1">Импульс системы тел</text:span> — векторная сумма импульсов всех тел системы.</text:p>
      <text:p text:style-name="P1">Рассмотрим систему, состоящую из<text:span text:style-name="T2"><draw:frame draw:style-name="fr1" draw:name="Объект10" text:anchor-type="as-char" svg:width="0.427cm" svg:height="0.467cm" draw:z-index="22"><draw:object xlink:href="./Object 13" xlink:type="simple" xlink:show="embed" xlink:actuate="onLoad"/><draw:image xlink:href="./ObjectReplacements/Object 13" xlink:type="simple" xlink:show="embed" xlink:actuate="onLoad"/>
     </draw:frame></text:span>тел.</text:p>
      <text:p text:style-name="P1">Каждое тело системы может взаимодействовать с телам вне и внутри ее.</text:p>
      <text:p text:style-name="P1"><draw:frame draw:style-name="fr1" draw:name="Объект9" text:anchor-type="as-char" svg:width="3.859cm" svg:height="1.139cm" draw:z-index="11"><draw:object xlink:href="./Object 12" xlink:type="simple" xlink:show="embed" xlink:actuate="onLoad"/><draw:image xlink:href="./ObjectReplacements/Object 12" xlink:type="simple" xlink:show="embed" xlink:actuate="onLoad"/>
    </draw:frame></text:p>
      <text:p text:style-name="P1">Внутренние силы — силы взаимодействия тел системы. Будем обозначать их <draw:frame draw:style-name="fr1" draw:name="Объект11" text:anchor-type="as-char" svg:width="0.854cm" svg:height="0.596cm" draw:z-index="13"><draw:object xlink:href="./Object 14" xlink:type="simple" xlink:show="embed" xlink:actuate="onLoad"/><draw:image xlink:href="./ObjectReplacements/Object 14" xlink:type="simple" xlink:show="embed" xlink:actuate="onLoad"/>
    </draw:frame>.</text:p>
      <text:p text:style-name="P1">Внешние силы — силы, приложенные к телам системы со стороны тел, не входящих в состав системы. Обозначим<draw:frame draw:style-name="fr1" draw:name="Объект12" text:anchor-type="as-char" svg:width="0.607cm" svg:height="0.584cm" draw:z-index="14"><draw:object xlink:href="./Object 15" xlink:type="simple" xlink:show="embed" xlink:actuate="onLoad"/><draw:image xlink:href="./ObjectReplacements/Object 15" xlink:type="simple" xlink:show="embed" xlink:actuate="onLoad"/>
    </draw:frame>.</text:p>
      <text:p text:style-name="P9"><draw:g text:anchor-type="paragraph" draw:z-index="2" draw:style-name="gr1"><draw:line draw:style-name="gr2" draw:text-style-name="P19" svg:x1="1.322cm" svg:y1="0.876cm" svg:x2="0.435cm" svg:y2="0cm">
      <text:p/>
     </draw:line><draw:line draw:style-name="gr2" draw:text-style-name="P19" svg:x1="1.322cm" svg:y1="0.876cm" svg:x2="1.322cm" svg:y2="2.191cm">
      <text:p/>
     </draw:line><draw:line draw:style-name="gr2" draw:text-style-name="P19" svg:x1="1.322cm" svg:y1="0.876cm" svg:x2="3.096cm" svg:y2="0.876cm">
      <text:p/>
     </draw:line><draw:line draw:style-name="gr2" draw:text-style-name="P19" svg:x1="1.322cm" svg:y1="0.876cm" svg:x2="2.653cm" svg:y2="2.629cm">
      <text:p/>
     </draw:line><draw:line draw:style-name="gr2" draw:text-style-name="P19" svg:x1="1.322cm" svg:y1="5.259cm" svg:x2="1.322cm" svg:y2="3.944cm">
      <text:p/>
     </draw:line><draw:line draw:style-name="gr2" draw:text-style-name="P19" svg:x1="1.322cm" svg:y1="5.258cm" svg:x2="3.096cm" svg:y2="6.134cm">
      <text:p/>
     </draw:line><draw:line draw:style-name="gr2" draw:text-style-name="P19" svg:x1="6.734cm" svg:y1="7.8cm" svg:x2="5.403cm" svg:y2="6.047cm">
      <text:p/>
     </draw:line><draw:line draw:style-name="gr2" draw:text-style-name="P19" svg:x1="6.734cm" svg:y1="7.799cm" svg:x2="4.96cm" svg:y2="6.923cm">
      <text:p/>
     </draw:line><draw:line draw:style-name="gr2" draw:text-style-name="P19" svg:x1="5.403cm" svg:y1="0.876cm" svg:x2="3.629cm" svg:y2="0.876cm">
      <text:p/>
     </draw:line><draw:line draw:style-name="gr2" draw:text-style-name="P19" svg:x1="1.322cm" svg:y1="5.258cm" svg:x2="3.096cm" svg:y2="3.505cm">
      <text:p/>
     </draw:line><draw:line draw:style-name="gr2" draw:text-style-name="P19" svg:x1="5.403cm" svg:y1="0.876cm" svg:x2="5.758cm" svg:y2="3.505cm">
      <text:p/>
     </draw:line><draw:line draw:style-name="gr2" draw:text-style-name="P19" svg:x1="5.403cm" svg:y1="0.876cm" svg:x2="3.629cm" svg:y2="3.067cm">
      <text:p/>
     </draw:line><draw:line draw:style-name="gr2" draw:text-style-name="P19" svg:x1="6.735cm" svg:y1="7.8cm" svg:x2="6.291cm" svg:y2="5.083cm">
      <text:p/>
     </draw:line><draw:line draw:style-name="gr2" draw:text-style-name="P19" svg:x1="5.403cm" svg:y1="0.876cm" svg:x2="7.621cm" svg:y2="0cm">
      <text:p/>
     </draw:line><draw:line draw:style-name="gr2" draw:text-style-name="P19" svg:x1="1.322cm" svg:y1="5.258cm" svg:x2="0.435cm" svg:y2="6.134cm">
      <text:p/>
     </draw:line><draw:line draw:style-name="gr2" draw:text-style-name="P19" svg:x1="6.734cm" svg:y1="7.8cm" svg:x2="8.952cm" svg:y2="6.485cm">
      <text:p/>
     </draw:line><draw:frame draw:style-name="gr3" draw:text-style-name="P20" svg:width="0.59cm" svg:height="0.514cm" svg:x="0cm" svg:y="0.028cm">
      <draw:image xlink:href="Pictures/2000001D00000298000002471044D25B.svm" xlink:type="simple" xlink:show="embed" xlink:actuate="onLoad">
       <text:p/>
      </draw:image>
     </draw:frame><draw:frame draw:style-name="gr3" draw:text-style-name="P20" svg:width="0.366cm" svg:height="0.422cm" svg:x="1.155cm" svg:y="0.467cm">
      <draw:image xlink:href="Pictures/2000000F0000019D000001D3F672657B.svm" xlink:type="simple" xlink:show="embed" xlink:actuate="onLoad">
       <text:p/>
      </draw:image>
     </draw:frame><draw:frame draw:style-name="gr3" draw:text-style-name="P20" svg:width="0.366cm" svg:height="0.424cm" svg:x="1.155cm" svg:y="5.286cm">
      <draw:image xlink:href="Pictures/2000000F000001AA000001D315D143F6.svm" xlink:type="simple" xlink:show="embed" xlink:actuate="onLoad">
       <text:p/>
      </draw:image>
     </draw:frame><draw:frame draw:style-name="gr3" draw:text-style-name="P20" svg:width="0.384cm" svg:height="0.422cm" svg:x="5.147cm" svg:y="0.467cm">
      <draw:image xlink:href="Pictures/2000000F000001AC000001D3A4E85E83.svm" xlink:type="simple" xlink:show="embed" xlink:actuate="onLoad">
       <text:p/>
      </draw:image>
     </draw:frame><draw:frame draw:style-name="gr3" draw:text-style-name="P20" svg:width="0.368cm" svg:height="0.424cm" svg:x="6.479cm" svg:y="7.828cm">
      <draw:image xlink:href="Pictures/2000000F000001A4000001D368B756C0.svm" xlink:type="simple" xlink:show="embed" xlink:actuate="onLoad">
       <text:p/>
      </draw:image>
     </draw:frame><draw:frame draw:style-name="gr3" draw:text-style-name="P20" svg:width="0.588cm" svg:height="0.512cm" svg:x="0.002cm" svg:y="5.463cm">
      <draw:image xlink:href="Pictures/2000001D0000029F000002475AE31B30.svm" xlink:type="simple" xlink:show="embed" xlink:actuate="onLoad">
       <text:p/>
      </draw:image>
     </draw:frame><draw:frame draw:style-name="gr3" draw:text-style-name="P20" svg:width="0.59cm" svg:height="0.512cm" svg:x="7.454cm" svg:y="0.03cm">
      <draw:image xlink:href="Pictures/2000001D0000029E000002473A6701D3.svm" xlink:type="simple" xlink:show="embed" xlink:actuate="onLoad">
       <text:p/>
      </draw:image>
     </draw:frame><draw:frame draw:style-name="gr3" draw:text-style-name="P20" svg:width="0.588cm" svg:height="0.512cm" svg:x="7.987cm" svg:y="6.165cm">
      <draw:image xlink:href="Pictures/2000001D0000029A00000247D36FFCE5.svm" xlink:type="simple" xlink:show="embed" xlink:actuate="onLoad">
       <text:p/>
      </draw:image>
     </draw:frame><draw:frame draw:style-name="gr3" draw:text-style-name="P20" svg:width="0.743cm" svg:height="0.523cm" svg:x="5.768cm" svg:y="3.009cm">
      <draw:image xlink:href="Pictures/2000001D0000034A0000025483FAA553.svm" xlink:type="simple" xlink:show="embed" xlink:actuate="onLoad">
       <text:p/>
      </draw:image>
     </draw:frame><draw:frame draw:style-name="gr3" draw:text-style-name="P20" svg:width="0.742cm" svg:height="0.523cm" svg:x="6.391cm" svg:y="4.851cm">
      <draw:image xlink:href="Pictures/2000001D0000034600000254969B60BF.svm" xlink:type="simple" xlink:show="embed" xlink:actuate="onLoad">
       <text:p/>
      </draw:image>
     </draw:frame><draw:frame draw:style-name="gr3" draw:text-style-name="P20" svg:width="0.743cm" svg:height="0.525cm" svg:x="5.147cm" svg:y="5.465cm">
      <draw:image xlink:href="Pictures/2000001D0000034600000254DA230507.svm" xlink:type="simple" xlink:show="embed" xlink:actuate="onLoad">
       <text:p/>
      </draw:image>
     </draw:frame><draw:frame draw:style-name="gr3" draw:text-style-name="P20" svg:width="0.738cm" svg:height="0.523cm" svg:x="2.487cm" svg:y="2.048cm">
      <draw:image xlink:href="Pictures/2000001D0000034400000254C633119A.svm" xlink:type="simple" xlink:show="embed" xlink:actuate="onLoad">
       <text:p/>
      </draw:image>
     </draw:frame><draw:frame draw:style-name="gr3" draw:text-style-name="P20" svg:width="0.768cm" svg:height="0.523cm" svg:x="0.623cm" svg:y="1.961cm">
      <draw:image xlink:href="Pictures/200000240000036400000254E2189950.svm" xlink:type="simple" xlink:show="embed" xlink:actuate="onLoad">
       <text:p/>
      </draw:image>
     </draw:frame><draw:frame draw:style-name="gr3" draw:text-style-name="P20" svg:width="0.77cm" svg:height="0.525cm" svg:x="0.446cm" svg:y="3.978cm">
      <draw:image xlink:href="Pictures/2000002400000368000002547BB30D4E.svm" xlink:type="simple" xlink:show="embed" xlink:actuate="onLoad">
       <text:p/>
      </draw:image>
     </draw:frame><draw:frame draw:style-name="gr3" draw:text-style-name="P20" svg:width="0.77cm" svg:height="0.523cm" svg:x="2.043cm" svg:y="3.366cm">
      <draw:image xlink:href="Pictures/200000240000036800000254D2666D05.svm" xlink:type="simple" xlink:show="embed" xlink:actuate="onLoad">
       <text:p/>
      </draw:image>
     </draw:frame><draw:frame draw:style-name="gr3" draw:text-style-name="P20" svg:width="0.772cm" svg:height="0.523cm" svg:x="3.817cm" svg:y="2.753cm">
      <draw:image xlink:href="Pictures/200000240000036A00000254BF3FF5DE.svm" xlink:type="simple" xlink:show="embed" xlink:actuate="onLoad">
       <text:p/>
      </draw:image>
     </draw:frame><draw:frame draw:style-name="gr3" draw:text-style-name="P20" svg:width="0.742cm" svg:height="0.523cm" svg:x="3.641cm" svg:y="0.914cm">
      <draw:image xlink:href="Pictures/2000001D0000034A000002544205E1BC.svm" xlink:type="simple" xlink:show="embed" xlink:actuate="onLoad">
       <text:p/>
      </draw:image>
     </draw:frame><draw:frame draw:style-name="gr3" draw:text-style-name="P20" svg:width="0.745cm" svg:height="0.525cm" svg:x="2.397cm" svg:y="0.914cm">
      <draw:image xlink:href="Pictures/2000001D00000344000002544B7430CD.svm" xlink:type="simple" xlink:show="embed" xlink:actuate="onLoad">
       <text:p/>
      </draw:image>
     </draw:frame><draw:frame draw:style-name="gr3" draw:text-style-name="P20" svg:width="0.773cm" svg:height="0.525cm" svg:x="2.219cm" svg:y="5.907cm">
      <draw:image xlink:href="Pictures/20000024000003680000025403FA4F03.svm" xlink:type="simple" xlink:show="embed" xlink:actuate="onLoad">
       <text:p/>
      </draw:image>
     </draw:frame><draw:frame draw:style-name="gr3" draw:text-style-name="P20" svg:width="0.772cm" svg:height="0.525cm" svg:x="4.614cm" svg:y="7.047cm">
      <draw:image xlink:href="Pictures/20000024000003660000025434F664B1.svm" xlink:type="simple" xlink:show="embed" xlink:actuate="onLoad">
       <text:p/>
      </draw:image>
     </draw:frame>
    </draw:g>Запишем уравнение (1) для каждого тела:</text:p>
      <text:p text:style-name="P9"><draw:frame draw:style-name="fr1" draw:name="Объект13" text:anchor-type="as-char" svg:width="8.13cm" svg:height="2.935cm" draw:z-index="16"><draw:object xlink:href="./Object 16" xlink:type="simple" xlink:show="embed" xlink:actuate="onLoad"/><draw:image xlink:href="./ObjectReplacements/Object 16" xlink:type="simple" xlink:show="embed" xlink:actuate="onLoad"/>
    </draw:frame></text:p>
      <text:p text:style-name="P9">Сложим левые и правые части уравнений:</text:p>
      <text:p text:style-name="P9"><draw:frame draw:style-name="fr1" draw:name="Объект14" text:anchor-type="as-char" svg:width="5.62cm" svg:height="0.654cm" draw:z-index="17"><draw:object xlink:href="./Object 17" xlink:type="simple" xlink:show="embed" xlink:actuate="onLoad"/><draw:image xlink:href="./ObjectReplacements/Object 17" xlink:type="simple" xlink:show="embed" xlink:actuate="onLoad"/>
    </draw:frame></text:p>
      <text:p text:style-name="P9"><draw:frame draw:style-name="fr1" draw:name="Объект15" text:anchor-type="as-char" svg:width="2.824cm" svg:height="1.139cm" draw:z-index="18"><draw:object xlink:href="./Object 18" xlink:type="simple" xlink:show="embed" xlink:actuate="onLoad"/><draw:image xlink:href="./ObjectReplacements/Object 18" xlink:type="simple" xlink:show="embed" xlink:actuate="onLoad"/>
    </draw:frame></text:p>
      <text:p text:style-name="P10"><text:span text:style-name="T1">Закон изменения импульса</text:span> — изменение импульса системы за данный промежуток времени равно сумме импульсов внешних сил, действующих на тела системы в течение этого промежутка времени.</text:p>
      <text:p text:style-name="P11"/>
      <text:p text:style-name="P8"><text:span text:style-name="T5">Замкнутая система тел </text:span>— система, в которой действуют только внутренние силы, а внешние либо скомпенсированы, либо не действуют. </text:p>
      <text:p text:style-name="P5">Следствия из закона изменения импульса:</text:p>
      <text:list xml:id="list42528752" text:style-name="L1">
        <text:list-item>
          <text:list>
            <text:list-item>
              <text:p text:style-name="P13">Закон сохранения импульса — импульс замкнутой системы тел остается неизменным.</text:p>
            </text:list-item>
            <text:list-item>
              <text:p text:style-name="P15">Если время взаимодействия тел очень мало, то можно пренебречь импульсом внешних сил.</text:p>
              <text:p text:style-name="P15"><draw:frame draw:style-name="fr1" draw:name="Объект47" text:anchor-type="as-char" svg:width="3.963cm" svg:height="1.139cm" draw:z-index="19"><draw:object xlink:href="./Object 19" xlink:type="simple" xlink:show="embed" xlink:actuate="onLoad"/><draw:image xlink:href="./ObjectReplacements/Object 19" xlink:type="simple" xlink:show="embed" xlink:actuate="onLoad"/>
        </draw:frame></text:p>
            </text:list-item>
            <text:list-item>
              <text:p text:style-name="P15">Всегда есть такое направление оси ОХ, проекция на которое суммы внешних сил равна 0. Тогда проекция импульса системы тел в этом направление не меняется.</text:p>
            </text:list-item>
          </text:list>
        </text:list-item>
      </text:list>
      <text:p text:style-name="P1"/>
      <text:p text:style-name="P1"/>
      <text:p text:style-name="P1"><text:soft-page-break/><text:span text:style-name="T6">Р</text:span><text:span text:style-name="T11">ассмотрим два тела</text:span><text:span text:style-name="T10">: первое тело стоит на абсолютно гладкой поверхности, второе двигается со скоростью </text:span><text:span text:style-name="T10"><draw:frame draw:style-name="fr1" draw:name="Объект38" text:anchor-type="as-char" svg:width="1.57cm" svg:height="0.998cm" draw:z-index="28"><draw:object xlink:href="./Object 43" xlink:type="simple" xlink:show="embed" xlink:actuate="onLoad"/><draw:image xlink:href="./ObjectReplacements/Object 43" xlink:type="simple" xlink:show="embed" xlink:actuate="onLoad"/>
      <svg:desc>формула</svg:desc>
     </draw:frame></text:span><text:span text:style-name="T10"><draw:frame draw:style-name="fr1" draw:name="Объект39" text:anchor-type="as-char" svg:width="1.866cm" svg:height="0.531cm" draw:z-index="37"><draw:object xlink:href="./Object 44" xlink:type="simple" xlink:show="embed" xlink:actuate="onLoad"/><draw:image xlink:href="./ObjectReplacements/Object 44" xlink:type="simple" xlink:show="embed" xlink:actuate="onLoad"/>
      <svg:desc>формула</svg:desc>
     </draw:frame></text:span><text:span text:style-name="T10"><draw:frame draw:style-name="fr1" draw:name="Объект40" text:anchor-type="as-char" svg:width="1.864cm" svg:height="0.531cm" draw:z-index="38"><draw:object xlink:href="./Object 45" xlink:type="simple" xlink:show="embed" xlink:actuate="onLoad"/><draw:image xlink:href="./ObjectReplacements/Object 45" xlink:type="simple" xlink:show="embed" xlink:actuate="onLoad"/>
      <svg:desc>формула</svg:desc>
     </draw:frame></text:span></text:p>
      <text:list xml:id="list42508635" text:style-name="L2">
        <text:list-item>
          <text:p text:style-name="P16">После столкновения движется только первое тело </text:p>
          <text:p text:style-name="P16">По ЗСИ: <draw:frame draw:style-name="fr1" draw:name="Объект41" text:anchor-type="as-char" svg:width="12.07cm" svg:height="1.136cm" draw:z-index="39"><draw:object xlink:href="./Object 46" xlink:type="simple" xlink:show="embed" xlink:actuate="onLoad"/><draw:image xlink:href="./ObjectReplacements/Object 46" xlink:type="simple" xlink:show="embed" xlink:actuate="onLoad"/>
       <svg:desc>формула</svg:desc>
      </draw:frame></text:p>
        </text:list-item>
        <text:list-item>
          <text:p text:style-name="P16">После столкновения тела двигаются вместе</text:p>
          <text:p text:style-name="P16">По ЗСИ: <draw:frame draw:style-name="fr1" draw:name="Объект42" text:anchor-type="as-char" svg:width="14.372cm" svg:height="1.136cm" draw:z-index="40"><draw:object xlink:href="./Object 47" xlink:type="simple" xlink:show="embed" xlink:actuate="onLoad"/><draw:image xlink:href="./ObjectReplacements/Object 47" xlink:type="simple" xlink:show="embed" xlink:actuate="onLoad"/>
       <svg:desc>формула</svg:desc>
      </draw:frame></text:p>
        </text:list-item>
      </text:list>
      <text:p text:style-name="P2">Реактивное движение</text:p>
      <text:p text:style-name="P1"><text:span text:style-name="T1">Реактивное движение </text:span><text:span text:style-name="T5">— </text:span>механическое движение, возникающее при отделении некоторой части тела с определенной скоростью относительно тела.</text:p>
      <text:p text:style-name="P1">Таким образом передвигаются не только ракеты, но и кальмары.</text:p>
      <text:p text:style-name="P1">Рассмотрим движение реактивной ракеты с равномерным сгоранием топлива в космическом пространстве без учета гравитационного взаимодействия.</text:p>
      <text:p text:style-name="P1">Система «ракета и продукты сгорания» - замкнутая.</text:p>
      <text:p text:style-name="P1">Пусть изначально скорость ракеты<text:span text:style-name="T2"><draw:frame draw:style-name="fr1" draw:name="Объект46" text:anchor-type="as-char" svg:width="0.422cm" svg:height="0.467cm" draw:z-index="41"><draw:object xlink:href="./Object 48" xlink:type="simple" xlink:show="embed" xlink:actuate="onLoad"/><draw:image xlink:href="./ObjectReplacements/Object 48" xlink:type="simple" xlink:show="embed" xlink:actuate="onLoad"/>
     </draw:frame></text:span>и масса<draw:frame draw:style-name="fr1" draw:name="Объект48" text:anchor-type="as-char" svg:width="0.52cm" svg:height="0.467cm" draw:z-index="42"><draw:object xlink:href="./Object 49" xlink:type="simple" xlink:show="embed" xlink:actuate="onLoad"/><draw:image xlink:href="./ObjectReplacements/Object 49" xlink:type="simple" xlink:show="embed" xlink:actuate="onLoad"/>
    </draw:frame><text:span text:style-name="T2">. </text:span>Через некоторый промежуток времени<draw:frame draw:style-name="fr1" draw:name="Объект21" text:anchor-type="as-char" svg:width="0.683cm" svg:height="0.467cm" draw:z-index="23"><draw:object xlink:href="./Object 25" xlink:type="simple" xlink:show="embed" xlink:actuate="onLoad"/><draw:image xlink:href="./ObjectReplacements/Object 25" xlink:type="simple" xlink:show="embed" xlink:actuate="onLoad"/>
    </draw:frame>масса ракеты станет<draw:frame draw:style-name="fr1" draw:name="Объект20" text:anchor-type="as-char" svg:width="0.653cm" svg:height="0.529cm" draw:z-index="24"><draw:object xlink:href="./Object 24" xlink:type="simple" xlink:show="embed" xlink:actuate="onLoad"/><draw:image xlink:href="./ObjectReplacements/Object 24" xlink:type="simple" xlink:show="embed" xlink:actuate="onLoad"/>
    </draw:frame><text:span text:style-name="T2">, </text:span>а скорость<draw:frame draw:style-name="fr1" draw:name="Объект19" text:anchor-type="as-char" svg:width="0.549cm" svg:height="0.529cm" draw:z-index="25"><draw:object xlink:href="./Object 23" xlink:type="simple" xlink:show="embed" xlink:actuate="onLoad"/><draw:image xlink:href="./ObjectReplacements/Object 23" xlink:type="simple" xlink:show="embed" xlink:actuate="onLoad"/>
    </draw:frame><text:span text:style-name="T2">. </text:span>Тогда масса сгоревшего топлива<draw:frame draw:style-name="fr1" draw:name="Объект18" text:anchor-type="as-char" svg:width="2.365cm" svg:height="0.529cm" draw:z-index="36"><draw:object xlink:href="./Object 22" xlink:type="simple" xlink:show="embed" xlink:actuate="onLoad"/><draw:image xlink:href="./ObjectReplacements/Object 22" xlink:type="simple" xlink:show="embed" xlink:actuate="onLoad"/>
    </draw:frame><text:span text:style-name="T2">.</text:span></text:p>
      <text:p text:style-name="P3"><draw:g text:anchor-type="as-char" draw:z-index="3" draw:style-name="gr4"><draw:custom-shape draw:style-name="gr5" draw:text-style-name="P19" svg:width="2.5cm" svg:height="0.5cm" svg:x="8.814cm" svg:y="2.556cm">
      <text:p/>
      <draw:enhanced-geometry svg:viewBox="0 0 21600 21600" draw:glue-points="?f6 10800 10800 21600 ?f5 10800 10800 0" draw:text-areas="?f3 ?f3 ?f4 ?f4" draw:type="trapezoid" draw:modifiers="5400" draw:enhanced-path="M 0 0 L 21600 0 ?f0 21600 ?f1 21600 Z N">
       <draw:equation draw:name="f0" draw:formula="21600-$0 "/>
       <draw:equation draw:name="f1" draw:formula="$0 "/>
       <draw:equation draw:name="f2" draw:formula="$0 *10/18"/>
       <draw:equation draw:name="f3" draw:formula="?f2 +1750"/>
       <draw:equation draw:name="f4" draw:formula="21600-?f3 "/>
       <draw:equation draw:name="f5" draw:formula="$0 /2"/>
       <draw:equation draw:name="f6" draw:formula="21600-?f5 "/>
       <draw:handle draw:handle-position="$0 bottom" draw:handle-range-x-minimum="0" draw:handle-range-x-maximum="10800"/>
      </draw:enhanced-geometry>
     </draw:custom-shape><draw:custom-shape draw:style-name="gr5" draw:text-style-name="P19" svg:width="2.5cm" svg:height="0.5cm" svg:x="8.798cm" svg:y="0.54cm">
      <text:p/>
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<draw:equation draw:name="f0" draw:formula="21600-$0 "/>
       <draw:equation draw:name="f1" draw:formula="$0 "/>
       <draw:equation draw:name="f2" draw:formula="$0 *10/18"/>
       <draw:equation draw:name="f3" draw:formula="?f2 +1750"/>
       <draw:equation draw:name="f4" draw:formula="21600-?f3 "/>
       <draw:equation draw:name="f5" draw:formula="$0 /2"/>
       <draw:equation draw:name="f6" draw:formula="21600-?f5 "/>
       <draw:handle draw:handle-position="$0 bottom" draw:handle-range-x-minimum="0" draw:handle-range-x-maximum="10800"/>
      </draw:enhanced-geometry>
     </draw:custom-shape><draw:custom-shape draw:style-name="gr5" draw:text-style-name="P19" svg:width="4.001cm" svg:height="1.502cm" svg:x="10.114cm" svg:y="1.055cm">
      <text:p/>
      <draw:enhanced-geometry svg:viewBox="0 0 21600 21600" draw:type="rectangle" draw:enhanced-path="M 0 0 L 21600 0 21600 21600 0 21600 0 0 Z N"/>
     </draw:custom-shape><draw:custom-shape draw:style-name="gr5" draw:text-style-name="P19" svg:width="1.502cm" svg:height="1.5cm" draw:transform="rotate (-1.57079632679579) translate (15.6139444444444cm 1.05527777777778cm)">
      <text:p/>
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720.8527648235" draw:enhanced-path="M ?f0 0 L 21600 21600 0 21600 Z N">
       <draw:equation draw:name="f0" draw:formula="$0 "/>
       <draw:equation draw:name="f1" draw:formula="$0 /2"/>
       <draw:equation draw:name="f2" draw:formula="?f1 +10800"/>
       <draw:equation draw:name="f3" draw:formula="$0 *2/3"/>
       <draw:equation draw:name="f4" draw:formula="?f3 +7200"/>
       <draw:equation draw:name="f5" draw:formula="21600-?f0 "/>
       <draw:equation draw:name="f6" draw:formula="?f5 /2"/>
       <draw:equation draw:name="f7" draw:formula="21600-?f6 "/>
       <draw:handle draw:handle-position="$0 top" draw:handle-range-x-minimum="0" draw:handle-range-x-maximum="21600"/>
      </draw:enhanced-geometry>
     </draw:custom-shape><draw:line draw:style-name="gr6" draw:text-style-name="P19" svg:x1="9.116cm" svg:y1="1.055cm" svg:x2="9.116cm" svg:y2="2.555cm">
      <text:p/>
     </draw:line><draw:line draw:style-name="gr6" draw:text-style-name="P19" svg:x1="9.516cm" svg:y1="1.055cm" svg:x2="9.516cm" svg:y2="2.555cm">
      <text:p/>
     </draw:line><draw:line draw:style-name="gr6" draw:text-style-name="P19" svg:x1="9.916cm" svg:y1="1.055cm" svg:x2="9.916cm" svg:y2="2.555cm">
      <text:p/>
     </draw:line><draw:line draw:style-name="gr2" draw:text-style-name="P19" svg:x1="12.116cm" svg:y1="0.555cm" svg:x2="14.116cm" svg:y2="0.555cm">
      <text:p/>
     </draw:line><draw:line draw:style-name="gr2" draw:text-style-name="P19" svg:x1="9.116cm" svg:y1="1.855cm" svg:x2="7.616cm" svg:y2="1.855cm">
      <text:p/>
     </draw:line><draw:frame draw:style-name="gr3" draw:text-style-name="P20" svg:width="0.546cm" svg:height="0.542cm" svg:x="13.924cm" svg:y="0cm">
      <draw:image xlink:href="Pictures/2000001D000002250000021280C941E6.svm" xlink:type="simple" xlink:show="embed" xlink:actuate="onLoad">
       <text:p/>
      </draw:image>
     </draw:frame><draw:frame draw:style-name="gr3" draw:text-style-name="P20" svg:width="1.015cm" svg:height="0.482cm" svg:x="7.925cm" svg:y="1.3cm">
      <draw:image xlink:href="Pictures/2000002B000003F1000001D38A688E5A.svm" xlink:type="simple" xlink:show="embed" xlink:actuate="onLoad">
       <text:p/>
      </draw:image>
     </draw:frame><draw:custom-shape draw:style-name="gr5" draw:text-style-name="P19" svg:width="2.5cm" svg:height="0.5cm" svg:x="0.014cm" svg:y="2.556cm">
      <text:p/>
      <draw:enhanced-geometry svg:viewBox="0 0 21600 21600" draw:glue-points="?f6 10800 10800 21600 ?f5 10800 10800 0" draw:text-areas="?f3 ?f3 ?f4 ?f4" draw:type="trapezoid" draw:modifiers="5400" draw:enhanced-path="M 0 0 L 21600 0 ?f0 21600 ?f1 21600 Z N">
       <draw:equation draw:name="f0" draw:formula="21600-$0 "/>
       <draw:equation draw:name="f1" draw:formula="$0 "/>
       <draw:equation draw:name="f2" draw:formula="$0 *10/18"/>
       <draw:equation draw:name="f3" draw:formula="?f2 +1750"/>
       <draw:equation draw:name="f4" draw:formula="21600-?f3 "/>
       <draw:equation draw:name="f5" draw:formula="$0 /2"/>
       <draw:equation draw:name="f6" draw:formula="21600-?f5 "/>
       <draw:handle draw:handle-position="$0 bottom" draw:handle-range-x-minimum="0" draw:handle-range-x-maximum="10800"/>
      </draw:enhanced-geometry>
     </draw:custom-shape><draw:custom-shape draw:style-name="gr5" draw:text-style-name="P19" svg:width="2.5cm" svg:height="0.5cm" svg:x="-0.002cm" svg:y="0.54cm">
      <text:p/>
      <draw:enhanced-geometry svg:viewBox="0 0 21600 21600" draw:mirror-horizontal="true" draw:mirror-vertical="true" draw:glue-points="?f6 10800 10800 21600 ?f5 10800 10800 0" draw:text-areas="?f3 ?f3 ?f4 ?f4" draw:type="trapezoid" draw:modifiers="5400" draw:enhanced-path="M 0 0 L 21600 0 ?f0 21600 ?f1 21600 Z N">
       <draw:equation draw:name="f0" draw:formula="21600-$0 "/>
       <draw:equation draw:name="f1" draw:formula="$0 "/>
       <draw:equation draw:name="f2" draw:formula="$0 *10/18"/>
       <draw:equation draw:name="f3" draw:formula="?f2 +1750"/>
       <draw:equation draw:name="f4" draw:formula="21600-?f3 "/>
       <draw:equation draw:name="f5" draw:formula="$0 /2"/>
       <draw:equation draw:name="f6" draw:formula="21600-?f5 "/>
       <draw:handle draw:handle-position="$0 bottom" draw:handle-range-x-minimum="0" draw:handle-range-x-maximum="10800"/>
      </draw:enhanced-geometry>
     </draw:custom-shape><draw:custom-shape draw:style-name="gr5" draw:text-style-name="P19" svg:width="4.001cm" svg:height="1.502cm" svg:x="1.314cm" svg:y="1.055cm">
      <text:p/>
      <draw:enhanced-geometry svg:viewBox="0 0 21600 21600" draw:type="rectangle" draw:enhanced-path="M 0 0 L 21600 0 21600 21600 0 21600 0 0 Z N"/>
     </draw:custom-shape><draw:custom-shape draw:style-name="gr5" draw:text-style-name="P19" svg:width="1.502cm" svg:height="1.5cm" draw:transform="rotate (-1.57079632679579) translate (6.81390277777778cm 1.05527777777778cm)">
      <text:p/>
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720.8527648235" draw:enhanced-path="M ?f0 0 L 21600 21600 0 21600 Z N">
       <draw:equation draw:name="f0" draw:formula="$0 "/>
       <draw:equation draw:name="f1" draw:formula="$0 /2"/>
       <draw:equation draw:name="f2" draw:formula="?f1 +10800"/>
       <draw:equation draw:name="f3" draw:formula="$0 *2/3"/>
       <draw:equation draw:name="f4" draw:formula="?f3 +7200"/>
       <draw:equation draw:name="f5" draw:formula="21600-?f0 "/>
       <draw:equation draw:name="f6" draw:formula="?f5 /2"/>
       <draw:equation draw:name="f7" draw:formula="21600-?f6 "/>
       <draw:handle draw:handle-position="$0 top" draw:handle-range-x-minimum="0" draw:handle-range-x-maximum="21600"/>
      </draw:enhanced-geometry>
     </draw:custom-shape><draw:custom-shape draw:style-name="gr7" draw:text-style-name="P19" svg:width="1.001cm" svg:height="1.502cm" svg:x="0.314cm" svg:y="1.055cm">
      <text:p/>
      <draw:enhanced-geometry svg:viewBox="0 0 21600 21600" draw:type="rectangle" draw:enhanced-path="M 0 0 L 21600 0 21600 21600 0 21600 0 0 Z N"/>
     </draw:custom-shape><draw:line draw:style-name="gr6" draw:text-style-name="P19" svg:x1="0.316cm" svg:y1="1.055cm" svg:x2="0.316cm" svg:y2="2.555cm">
      <text:p/>
     </draw:line><draw:line draw:style-name="gr6" draw:text-style-name="P19" svg:x1="0.716cm" svg:y1="1.055cm" svg:x2="0.716cm" svg:y2="2.555cm">
      <text:p/>
     </draw:line><draw:line draw:style-name="gr6" draw:text-style-name="P19" svg:x1="1.116cm" svg:y1="1.055cm" svg:x2="1.116cm" svg:y2="2.555cm">
      <text:p/>
     </draw:line><draw:line draw:style-name="gr2" draw:text-style-name="P19" svg:x1="3.316cm" svg:y1="0.496cm" svg:x2="5.316cm" svg:y2="0.496cm">
      <text:p/>
     </draw:line><draw:frame draw:style-name="gr3" draw:text-style-name="P20" svg:width="0.426cm" svg:height="0.482cm" svg:x="5.124cm" svg:y="0cm">
      <draw:image xlink:href="Pictures/20000016000001A5000001D3A9DC434A.svm" xlink:type="simple" xlink:show="embed" xlink:actuate="onLoad">
       <text:p/>
      </draw:image>
     </draw:frame><draw:frame draw:style-name="gr3" draw:text-style-name="P20" svg:width="0.523cm" svg:height="0.482cm" svg:x="2.69cm" svg:y="1.573cm">
      <draw:image xlink:href="Pictures/2000000F00000209000001D39ECA15F0.svm" xlink:type="simple" xlink:show="embed" xlink:actuate="onLoad">
       <text:p/>
      </draw:image>
     </draw:frame><draw:frame draw:style-name="gr3" draw:text-style-name="P20" svg:width="0.645cm" svg:height="0.542cm" svg:x="11.689cm" svg:y="1.573cm">
      <draw:image xlink:href="Pictures/200000160000028D0000021255FF66D7.svm" xlink:type="simple" xlink:show="embed" xlink:actuate="onLoad">
       <text:p/>
      </draw:image>
     </draw:frame><draw:frame draw:style-name="gr3" draw:text-style-name="P20" svg:width="0.884cm" svg:height="0.482cm" svg:x="7.99cm" svg:y="1.873cm">
      <draw:image xlink:href="Pictures/2000001600000371000001D341027D0E.svm" xlink:type="simple" xlink:show="embed" xlink:actuate="onLoad">
       <text:p/>
      </draw:image>
     </draw:frame>
    </draw:g></text:p>
      <text:p text:style-name="P1">За этот же промежуток времени скорость ракеты относительно неподвижной системы отсчета изменится на<text:span text:style-name="T2"><draw:frame draw:style-name="fr1" draw:name="Объект17" text:anchor-type="as-char" svg:width="0.781cm" svg:height="0.467cm" draw:z-index="26"><draw:object xlink:href="./Object 21" xlink:type="simple" xlink:show="embed" xlink:actuate="onLoad"/><draw:image xlink:href="./ObjectReplacements/Object 21" xlink:type="simple" xlink:show="embed" xlink:actuate="onLoad"/>
     </draw:frame></text:span>и станет равной<draw:frame draw:style-name="fr1" draw:name="Объект16" text:anchor-type="as-char" svg:width="2.067cm" svg:height="0.529cm" draw:z-index="21"><draw:object xlink:href="./Object 20" xlink:type="simple" xlink:show="embed" xlink:actuate="onLoad"/><draw:image xlink:href="./ObjectReplacements/Object 20" xlink:type="simple" xlink:show="embed" xlink:actuate="onLoad"/>
    </draw:frame><text:span text:style-name="T2">. </text:span>Скорость сгоревшего топлива относительно ракеты равна<text:span text:style-name="T2"><draw:frame draw:style-name="fr1" draw:name="Объект23" text:anchor-type="as-char" svg:width="0.423cm" svg:height="0.467cm" draw:z-index="35"><draw:object xlink:href="./Object 27" xlink:type="simple" xlink:show="embed" xlink:actuate="onLoad"/><draw:image xlink:href="./ObjectReplacements/Object 27" xlink:type="simple" xlink:show="embed" xlink:actuate="onLoad"/>
     </draw:frame></text:span>и<text:span text:style-name="T2"><draw:frame draw:style-name="fr1" draw:name="Объект22" text:anchor-type="as-char" svg:width="1.011cm" svg:height="0.467cm" draw:z-index="27"><draw:object xlink:href="./Object 26" xlink:type="simple" xlink:show="embed" xlink:actuate="onLoad"/><draw:image xlink:href="./ObjectReplacements/Object 26" xlink:type="simple" xlink:show="embed" xlink:actuate="onLoad"/>
     </draw:frame></text:span>относительно неподвижной системы отсчета<text:span text:style-name="T2">, </text:span>так как до сгорания топливо имело ту же скорость<draw:frame draw:style-name="fr1" draw:name="Объект24" text:anchor-type="as-char" svg:width="0.422cm" svg:height="0.467cm" draw:z-index="29"><draw:object xlink:href="./Object 28" xlink:type="simple" xlink:show="embed" xlink:actuate="onLoad"/><draw:image xlink:href="./ObjectReplacements/Object 28" xlink:type="simple" xlink:show="embed" xlink:actuate="onLoad"/>
    </draw:frame><text:span text:style-name="T2">, </text:span>что и ракета.</text:p>
      <text:p text:style-name="P1">Запишем закон сохранения импульса для системы «ракета-сгоревшее топливо»</text:p>
      <text:p text:style-name="P1"><draw:frame draw:style-name="fr1" draw:name="Объект25" text:anchor-type="as-char" svg:width="8.67cm" svg:height="4.15cm" draw:z-index="30"><draw:object xlink:href="./Object 29" xlink:type="simple" xlink:show="embed" xlink:actuate="onLoad"/><draw:image xlink:href="./ObjectReplacements/Object 29" xlink:type="simple" xlink:show="embed" xlink:actuate="onLoad"/>
    </draw:frame><draw:frame draw:style-name="fr1" draw:name="Объект26" text:anchor-type="as-char" svg:width="6.615cm" svg:height="2.163cm" draw:z-index="31"><draw:object xlink:href="./Object 30" xlink:type="simple" xlink:show="embed" xlink:actuate="onLoad"/><draw:image xlink:href="./ObjectReplacements/Object 30" xlink:type="simple" xlink:show="embed" xlink:actuate="onLoad"/>
    </draw:frame></text:p>
      <text:p text:style-name="P4">Уравнение Мещерского </text:p>
      <text:list xml:id="list42627111" text:continue-list="list42528752" text:style-name="L1">
        <text:list-header>
          <text:p text:style-name="P15"><draw:frame draw:style-name="fr1" draw:name="Объект60" text:anchor-type="as-char" svg:width="9.486cm" svg:height="0.584cm" draw:z-index="32"><draw:object xlink:href="./Object 31" xlink:type="simple" xlink:show="embed" xlink:actuate="onLoad"/><draw:image xlink:href="./ObjectReplacements/Object 31" xlink:type="simple" xlink:show="embed" xlink:actuate="onLoad"/>
       <svg:desc>формула</svg:desc>
      </draw:frame></text:p>
        </text:list-header>
      </text:list>
      <text:p text:style-name="P1">Реактивная сила приложена к ракете, направлена против скорости движения сгоревшего топлива.</text:p>
      <text:p text:style-name="P1">Не зависит от устройства двигателя, определяется только расходом топлива и скоростью истечения газов.</text:p>
      <text:p text:style-name="P3">II <text:span text:style-name="T4">закон Ньютона для тел с переменной массой</text:span><text:span text:style-name="T4"><draw:frame draw:style-name="fr1" draw:name="Объект27" text:anchor-type="as-char" svg:width="2.768cm" svg:height="0.997cm" draw:z-index="33"><draw:object xlink:href="./Object 32" xlink:type="simple" xlink:show="embed" xlink:actuate="onLoad"/><draw:image xlink:href="./ObjectReplacements/Object 32" xlink:type="simple" xlink:show="embed" xlink:actuate="onLoad"/>
     </draw:frame></text:span></text:p>
      <text:p text:style-name="P1">Если на ракету действуют внешние силы<draw:frame draw:style-name="fr1" draw:name="Объект28" text:anchor-type="as-char" svg:width="4.133cm" svg:height="0.998cm" draw:z-index="34"><draw:object xlink:href="./Object 33" xlink:type="simple" xlink:show="embed" xlink:actuate="onLoad"/><draw:image xlink:href="./ObjectReplacements/Object 33" xlink:type="simple" xlink:show="embed" xlink:actuate="onLoad"/>
     <svg:desc>формула</svg:desc>
    </draw:frame></text:p>
      <text:p text:style-name="P17">Формула Циолковского</text:p>
      <text:p text:style-name="P18"><draw:frame draw:style-name="fr1" draw:name="Объект29" text:anchor-type="as-char" svg:width="5.071cm" svg:height="0.998cm" draw:z-index="43"><draw:object xlink:href="./Object 34" xlink:type="simple" xlink:show="embed" xlink:actuate="onLoad"/><draw:image xlink:href="./ObjectReplacements/Object 34" xlink:type="simple" xlink:show="embed" xlink:actuate="onLoad"/>
     <svg:desc>формула</svg:desc>
    </draw:frame></text:p>
      <text:p text:style-name="P18"><draw:frame draw:style-name="fr1" draw:name="Объект30" text:anchor-type="as-char" svg:width="1.838cm" svg:height="0.483cm" draw:z-index="46"><draw:object xlink:href="./Object 35" xlink:type="simple" xlink:show="embed" xlink:actuate="onLoad"/><draw:image xlink:href="./ObjectReplacements/Object 35" xlink:type="simple" xlink:show="embed" xlink:actuate="onLoad"/>
    </draw:frame> <text:span text:style-name="T2">→ </text:span>Интегрируем и получаем конечную скорость</text:p>
      <text:p text:style-name="P18"><text:tab/>→<text:span text:style-name="T2"> </text:span><text:span text:style-name="T2"><draw:frame draw:style-name="fr1" draw:name="Объект31" text:anchor-type="as-char" svg:width="2.425cm" svg:height="1.062cm" draw:z-index="44"><draw:object xlink:href="./Object 36" xlink:type="simple" xlink:show="embed" xlink:actuate="onLoad"/><draw:image xlink:href="./ObjectReplacements/Object 36" xlink:type="simple" xlink:show="embed" xlink:actuate="onLoad"/>
      <svg:desc>формула</svg:desc>
     </draw:frame></text:span><text:span text:style-name="T2"> </text:span><text:span text:style-name="T2"><draw:frame draw:style-name="fr1" draw:name="Объект32" text:anchor-type="as-char" svg:width="0.87cm" svg:height="1.062cm" draw:z-index="45"><draw:object xlink:href="./Object 37" xlink:type="simple" xlink:show="embed" xlink:actuate="onLoad"/><draw:image xlink:href="./ObjectReplacements/Object 37" xlink:type="simple" xlink:show="embed" xlink:actuate="onLoad"/>
      <svg:desc>формула</svg:desc>
     </draw:frame></text:span><text:span text:style-name="T2">- </text:span>отношение начальной и конечной масс ракеты.</text:p>
      <text:p text:style-name="P12">Многоступенчатость ракет</text:p>
      <text:p text:style-name="P18">За счет этого массу можно значительно уменьшить во время полета, а не в конце.</text:p>
      <text:p text:style-name="P18">Соответственно, топлива требуется меньше, чтобы достигнуть той же цел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2" svg:font-family="Arial" style:font-family-generic="roman"/>
    <style:font-face style:name="Arial3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draw:hatch draw:name="Black_20_45_20_Degrees_20_Wide" draw:display-name="Black 45 Degrees Wide" draw:style="single" draw:color="#000000" draw:distance="0.288cm" draw:rotation="450"/>
    <draw:fill-image draw:name="Empty" xlink:href="Pictures/100000000000000800000008913C8356.png" xlink:type="simple" xlink:show="embed" xlink:actuate="onLoad"/>
    <draw:marker draw:name="Стили_20_стрелок_20_1" draw:display-name="Стили стрелок 1" svg:viewBox="0 0 1131 902" svg:d="m564 0-564 902h1131z"/>
    <draw:stroke-dash draw:name="Fine_20_Dotted" draw:display-name="Fine Dotted" draw:style="rect" draw:dots1="1" draw:distance="0.25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53cm" fo:margin-bottom="0.781cm" fo:margin-left="0.873cm" fo:margin-right="1.07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7-01-04T10:19:52.83</meta:creation-date>
    <dc:date>2017-03-19T22:43:05.78</dc:date>
    <meta:editing-duration>P1DT6H32M57S</meta:editing-duration>
    <meta:editing-cycles>9</meta:editing-cycles>
    <meta:generator>OpenOffice.org/3.3$Win32 OpenOffice.org_project/330m20$Build-9567</meta:generator>
    <meta:print-date>2017-03-04T14:41:28.72</meta:print-date>
    <meta:document-statistic meta:table-count="0" meta:image-count="0" meta:object-count="45" meta:page-count="2" meta:paragraph-count="57" meta:word-count="506" meta:character-count="3550"/>
  </office:meta>
</office:document-meta>
</file>

<file path=Object 1/content.xml><?xml version="1.0" encoding="utf-8"?>
<math xmlns="http://www.w3.org/1998/Math/MathML">
  <semantics>
    <mrow>
      <mrow>
        <mover accent="true">
          <mi>p</mi>
          <mo stretchy="false">⃗</mo>
        </mover>
        <mo stretchy="false">=</mo>
        <mi>m</mi>
      </mrow>
      <mover accent="true">
        <mi>v</mi>
        <mo stretchy="false">⃗</mo>
      </mover>
    </mrow>
    <annotation encoding="StarMath 5.0">vec p = m vec v</annotation>
  </semantics>
</math>
</file>

<file path=Object 10/content.xml><?xml version="1.0" encoding="utf-8"?>
<math xmlns="http://www.w3.org/1998/Math/MathML">
  <semantics>
    <mrow>
      <mo stretchy="false">Δ</mo>
      <mi>t</mi>
    </mrow>
    <annotation encoding="StarMath 5.0"> %DELTA t</annotation>
  </semantics>
</math>
</file>

<file path=Object 11/content.xml><?xml version="1.0" encoding="utf-8"?>
<math xmlns="http://www.w3.org/1998/Math/MathML">
  <semantics>
    <mrow>
      <mrow>
        <mrow>
          <munder>
            <mi>lim</mi>
            <mrow>
              <mo stretchy="false">Δ</mo>
              <mi>t</mi>
              <mo stretchy="false">→</mo>
              <mn>0</mn>
            </mrow>
          </munder>
          <mfrac>
            <mrow>
              <mo stretchy="false">Δ</mo>
              <mover accent="true">
                <mi>p</mi>
                <mo stretchy="false">⃗</mo>
              </mover>
            </mrow>
            <mrow>
              <mo stretchy="false">Δ</mo>
              <mi>t</mi>
            </mrow>
          </mfrac>
        </mrow>
        <mo stretchy="false">=</mo>
        <mover accent="true">
          <mi>F</mi>
          <mo stretchy="false">⃗</mo>
        </mover>
      </mrow>
      <mrow>
        <mo stretchy="false">(</mo>
        <mi>t</mi>
        <mo stretchy="false">)</mo>
      </mrow>
    </mrow>
    <annotation encoding="StarMath 5.0">lim csub{%DELTA t rightarrow 0}  {{%DELTA vec p}over{%DELTA t}} =vec F (t)</annotation>
  </semantics>
</math>
</file>

<file path=Object 12/content.xml><?xml version="1.0" encoding="utf-8"?>
<math xmlns="http://www.w3.org/1998/Math/MathML">
  <semantics>
    <mrow>
      <mrow>
        <mover accent="true">
          <msub>
            <mi>p</mi>
            <mi>c</mi>
          </msub>
          <mo stretchy="false">⃗</mo>
        </mover>
        <mo stretchy="false">=</mo>
        <mrow>
          <munderover>
            <mo stretchy="false">∑</mo>
            <mrow>
              <mi>i</mi>
              <mo stretchy="false">=</mo>
              <mstyle mathvariant="italic">
                <mrow>
                  <mn>1</mn>
                </mrow>
              </mstyle>
            </mrow>
            <mi>n</mi>
          </munderover>
          <mover accent="true">
            <msub>
              <mi>p</mi>
              <mi>i</mi>
            </msub>
            <mo stretchy="false">⃗</mo>
          </mover>
        </mrow>
      </mrow>
      <mo stretchy="false">=</mo>
      <mrow>
        <munderover>
          <mo stretchy="false">∑</mo>
          <mrow>
            <mi>i</mi>
            <mo stretchy="false">=</mo>
            <mstyle mathvariant="italic">
              <mrow>
                <mn>1</mn>
              </mrow>
            </mstyle>
          </mrow>
          <mi>n</mi>
        </munderover>
        <mrow>
          <mo stretchy="false">(</mo>
          <mrow>
            <msub>
              <mi>m</mi>
              <mi>i</mi>
            </msub>
            <mover accent="true">
              <msub>
                <mi>v</mi>
                <mi>i</mi>
              </msub>
              <mo stretchy="false">⃗</mo>
            </mover>
          </mrow>
          <mo stretchy="false">)</mo>
        </mrow>
      </mrow>
    </mrow>
    <annotation encoding="StarMath 5.0">vec {p } _c =sum from{i=ital 1} to{n}  {vec p_i} = sum from{i=ital 1} to{n} (m_i vec v_i)</annotation>
  </semantics>
</math>
</file>

<file path=Object 13/content.xml><?xml version="1.0" encoding="utf-8"?>
<math xmlns="http://www.w3.org/1998/Math/MathML">
  <semantics>
    <mi>n</mi>
    <annotation encoding="StarMath 5.0"> n </annotation>
  </semantics>
</math>
</file>

<file path=Object 14/content.xml><?xml version="1.0" encoding="utf-8"?>
<math xmlns="http://www.w3.org/1998/Math/MathML">
  <semantics>
    <msub>
      <mover accent="true">
        <mi>f</mi>
        <mo stretchy="false">⃗</mo>
      </mover>
      <mrow>
        <mi>i</mi>
        <mi>,</mi>
        <mi>j</mi>
      </mrow>
    </msub>
    <annotation encoding="StarMath 5.0">{vec f }_{i,j}</annotation>
  </semantics>
</math>
</file>

<file path=Object 15/content.xml><?xml version="1.0" encoding="utf-8"?>
<math xmlns="http://www.w3.org/1998/Math/MathML">
  <semantics>
    <mover accent="true">
      <msub>
        <mi>F</mi>
        <mi>i</mi>
      </msub>
      <mo stretchy="false">⃗</mo>
    </mover>
    <annotation encoding="StarMath 5.0">vec F _i</annotation>
  </semantics>
</math>
</file>

<file path=Object 16/content.xml><?xml version="1.0" encoding="utf-8"?>
<math xmlns="http://www.w3.org/1998/Math/MathML">
  <semantics>
    <mtable>
      <mtr>
        <mtd>
          <mrow>
            <mo stretchy="false">Δ</mo>
            <mrow>
              <mover accent="true">
                <msub>
                  <mi>p</mi>
                  <mn>1</mn>
                </msub>
                <mo stretchy="false">⃗</mo>
              </mover>
              <mo stretchy="false">=</mo>
              <msub>
                <mover accent="true">
                  <mi>f</mi>
                  <mo stretchy="false">⃗</mo>
                </mover>
                <mn>1,2</mn>
              </msub>
            </mrow>
            <mo stretchy="false">Δ</mo>
            <mrow>
              <mi>t</mi>
              <mo stretchy="false">+</mo>
              <msub>
                <mover accent="true">
                  <mi>f</mi>
                  <mo stretchy="false">⃗</mo>
                </mover>
                <mn>1,3</mn>
              </msub>
            </mrow>
            <mo stretchy="false">Δ</mo>
            <mrow>
              <mrow>
                <mi>t</mi>
                <mo stretchy="false">+</mo>
                <mn>...</mn>
              </mrow>
              <mo stretchy="false">+</mo>
              <msub>
                <mover accent="true">
                  <mi>f</mi>
                  <mo stretchy="false">⃗</mo>
                </mover>
                <mrow>
                  <mn>1,</mn>
                  <mi>n</mi>
                </mrow>
              </msub>
            </mrow>
            <mo stretchy="false">Δ</mo>
            <mrow>
              <mi>t</mi>
              <mo stretchy="false">+</mo>
              <msub>
                <mover accent="true">
                  <mi>F</mi>
                  <mo stretchy="false">⃗</mo>
                </mover>
                <mn>1</mn>
              </msub>
            </mrow>
            <mo stretchy="false">Δ</mo>
            <mi>t</mi>
          </mrow>
        </mtd>
      </mtr>
      <mtr>
        <mtd>
          <mrow>
            <mo stretchy="false">Δ</mo>
            <mrow>
              <mover accent="true">
                <msub>
                  <mi>p</mi>
                  <mn>2</mn>
                </msub>
                <mo stretchy="false">⃗</mo>
              </mover>
              <mo stretchy="false">=</mo>
              <msub>
                <mover accent="true">
                  <mi>f</mi>
                  <mo stretchy="false">⃗</mo>
                </mover>
                <mn>2,1</mn>
              </msub>
            </mrow>
            <mo stretchy="false">Δ</mo>
            <mrow>
              <mi>t</mi>
              <mo stretchy="false">+</mo>
              <msub>
                <mover accent="true">
                  <mi>f</mi>
                  <mo stretchy="false">⃗</mo>
                </mover>
                <mn>2,3</mn>
              </msub>
            </mrow>
            <mo stretchy="false">Δ</mo>
            <mrow>
              <mrow>
                <mi>t</mi>
                <mo stretchy="false">+</mo>
                <mn>...</mn>
              </mrow>
              <mo stretchy="false">+</mo>
              <msub>
                <mover accent="true">
                  <mi>f</mi>
                  <mo stretchy="false">⃗</mo>
                </mover>
                <mrow>
                  <mn>2,</mn>
                  <mi>n</mi>
                </mrow>
              </msub>
            </mrow>
            <mo stretchy="false">Δ</mo>
            <mrow>
              <mi>t</mi>
              <mo stretchy="false">+</mo>
              <msub>
                <mover accent="true">
                  <mi>F</mi>
                  <mo stretchy="false">⃗</mo>
                </mover>
                <mn>2</mn>
              </msub>
            </mrow>
            <mo stretchy="false">Δ</mo>
            <mi>t</mi>
          </mrow>
        </mtd>
      </mtr>
      <mtr>
        <mtd>
          <mrow>
            <mo stretchy="false">Δ</mo>
            <mrow>
              <mover accent="true">
                <msub>
                  <mi>p</mi>
                  <mn>3</mn>
                </msub>
                <mo stretchy="false">⃗</mo>
              </mover>
              <mo stretchy="false">=</mo>
              <msub>
                <mover accent="true">
                  <mi>f</mi>
                  <mo stretchy="false">⃗</mo>
                </mover>
                <mn>3,1</mn>
              </msub>
            </mrow>
            <mo stretchy="false">Δ</mo>
            <mrow>
              <mi>t</mi>
              <mo stretchy="false">+</mo>
              <msub>
                <mover accent="true">
                  <mi>f</mi>
                  <mo stretchy="false">⃗</mo>
                </mover>
                <mn>3,2</mn>
              </msub>
            </mrow>
            <mo stretchy="false">Δ</mo>
            <mrow>
              <mrow>
                <mi>t</mi>
                <mo stretchy="false">+</mo>
                <mn>...</mn>
              </mrow>
              <mo stretchy="false">+</mo>
              <msub>
                <mover accent="true">
                  <mi>f</mi>
                  <mo stretchy="false">⃗</mo>
                </mover>
                <mrow>
                  <mn>3,</mn>
                  <mi>n</mi>
                </mrow>
              </msub>
            </mrow>
            <mo stretchy="false">Δ</mo>
            <mrow>
              <mi>t</mi>
              <mo stretchy="false">+</mo>
              <msub>
                <mover accent="true">
                  <mi>F</mi>
                  <mo stretchy="false">⃗</mo>
                </mover>
                <mn>3</mn>
              </msub>
            </mrow>
            <mo stretchy="false">Δ</mo>
            <mi>t</mi>
          </mrow>
        </mtd>
      </mtr>
      <mtr>
        <mtd>
          <mn>...</mn>
        </mtd>
      </mtr>
      <mtr>
        <mtd>
          <mrow>
            <mo stretchy="false">Δ</mo>
            <mrow>
              <mover accent="true">
                <msub>
                  <mi>p</mi>
                  <mi>n</mi>
                </msub>
                <mo stretchy="false">⃗</mo>
              </mover>
              <mo stretchy="false">=</mo>
              <msub>
                <mover accent="true">
                  <mi>f</mi>
                  <mo stretchy="false">⃗</mo>
                </mover>
                <mrow>
                  <mi>n</mi>
                  <mn>,1</mn>
                </mrow>
              </msub>
            </mrow>
            <mo stretchy="false">Δ</mo>
            <mrow>
              <mi>t</mi>
              <mo stretchy="false">+</mo>
              <msub>
                <mover accent="true">
                  <mi>f</mi>
                  <mo stretchy="false">⃗</mo>
                </mover>
                <mrow>
                  <mi>n</mi>
                  <mn>,2</mn>
                </mrow>
              </msub>
            </mrow>
            <mo stretchy="false">Δ</mo>
            <mrow>
              <mrow>
                <mi>t</mi>
                <mo stretchy="false">+</mo>
                <mn>...</mn>
              </mrow>
              <mo stretchy="false">+</mo>
              <msub>
                <mover accent="true">
                  <mi>f</mi>
                  <mo stretchy="false">⃗</mo>
                </mover>
                <mrow>
                  <mi>n</mi>
                  <mi>,</mi>
                  <mrow>
                    <mi>n</mi>
                    <mo stretchy="false">−</mo>
                    <mn>1</mn>
                  </mrow>
                </mrow>
              </msub>
            </mrow>
            <mo stretchy="false">Δ</mo>
            <mrow>
              <mi>t</mi>
              <mo stretchy="false">+</mo>
              <msub>
                <mover accent="true">
                  <mi>F</mi>
                  <mo stretchy="false">⃗</mo>
                </mover>
                <mi>n</mi>
              </msub>
            </mrow>
            <mo stretchy="false">Δ</mo>
            <mi>t</mi>
          </mrow>
        </mtd>
      </mtr>
    </mtable>
    <annotation encoding="StarMath 5.0">alignl %DELTA vec p_1 ={vec f}_{1,2}%DELTA t +{vec f}_{1,3}%DELTA t +...+{vec f}_{1,n}%DELTA t + {vec F}_{1}%DELTA t newline
alignl %DELTA vec p_2 ={vec f}_{2,1}%DELTA t +{vec f}_{2,3}%DELTA t +...+{vec f}_{2,n}%DELTA t + {vec F}_{2}%DELTA t newline
alignl %DELTA vec p_3 ={vec f}_{3,1}%DELTA t +{vec f}_{3,2}%DELTA t +...+{vec f}_{3,n}%DELTA t + {vec F}_{3}%DELTA t
newline alignl  ... newline

alignl %DELTA vec p_n ={vec f}_{n,1}%DELTA t +{vec f}_{n,2}%DELTA t +...+{vec f}_{n,n-1}%DELTA t + {vec F}_{n}%DELTA t</annotation>
  </semantics>
</math>
</file>

<file path=Object 17/content.xml><?xml version="1.0" encoding="utf-8"?>
<math xmlns="http://www.w3.org/1998/Math/MathML">
  <semantics>
    <mrow>
      <mfenced open="(" close=")">
        <mrow>
          <msub>
            <mover accent="true">
              <mi>f</mi>
              <mo stretchy="false">⃗</mo>
            </mover>
            <mrow>
              <mi>i</mi>
              <mi>,</mi>
              <mi>j</mi>
            </mrow>
          </msub>
          <mo stretchy="false">=</mo>
          <mrow>
            <mo stretchy="false">−</mo>
            <msub>
              <mover accent="true">
                <mi>f</mi>
                <mo stretchy="false">⃗</mo>
              </mover>
              <mrow>
                <mi>j</mi>
                <mi>,</mi>
                <mi>i</mi>
              </mrow>
            </msub>
          </mrow>
        </mrow>
      </mfenced>
      <mstyle mathsize="11pt">
        <mrow>
          <mrow>
            <mi mathvariant="italic">III</mi>
            <mi mathvariant="italic">закон</mi>
            <mi mathvariant="italic">Ньютона</mi>
          </mrow>
        </mrow>
      </mstyle>
    </mrow>
    <annotation encoding="StarMath 5.0">left ({ {vec f}_{i,j}=-{vec f}_{j,i} } right ) size 11{ III закон Ньютона}</annotation>
  </semantics>
</math>
</file>

<file path=Object 18/content.xml><?xml version="1.0" encoding="utf-8"?>
<math xmlns="http://www.w3.org/1998/Math/MathML">
  <semantics>
    <mrow>
      <mo stretchy="false">Δ</mo>
      <mrow>
        <mover accent="true">
          <msub>
            <mi>p</mi>
            <mi>c</mi>
          </msub>
          <mo stretchy="false">⃗</mo>
        </mover>
        <mo stretchy="false">=</mo>
        <mrow>
          <munderover>
            <mo stretchy="false">∑</mo>
            <mrow>
              <mi>i</mi>
              <mo stretchy="false">=</mo>
              <mstyle mathvariant="italic">
                <mrow>
                  <mn>1</mn>
                </mrow>
              </mstyle>
            </mrow>
            <mi>n</mi>
          </munderover>
          <mover accent="true">
            <msub>
              <mi>F</mi>
              <mi>i</mi>
            </msub>
            <mo stretchy="false">⃗</mo>
          </mover>
        </mrow>
      </mrow>
      <mo stretchy="false">Δ</mo>
      <mi>t</mi>
    </mrow>
    <annotation encoding="StarMath 5.0">%DELTA vec p _c = sum from{i= ital 1} to{n} vec F_i %DELTA t  </annotation>
  </semantics>
</math>
</file>

<file path=Object 19/content.xml><?xml version="1.0" encoding="utf-8"?>
<math xmlns="http://www.w3.org/1998/Math/MathML">
  <semantics>
    <mrow>
      <mrow>
        <mover accent="true">
          <mn>0</mn>
          <mo stretchy="false">⃗</mo>
        </mover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over accent="true">
            <msub>
              <mi>F</mi>
              <mi>i</mi>
            </msub>
            <mo stretchy="false">⃗</mo>
          </mover>
        </mrow>
      </mrow>
      <mo stretchy="false">Δ</mo>
      <mi>t</mi>
      <mi/>
      <mo stretchy="false">Δ</mo>
      <mi>t</mi>
      <mo stretchy="false">→</mo>
      <mn>0</mn>
    </mrow>
    <annotation encoding="StarMath 5.0">vec 0 = sum  csup{n}  csub{i=1}    vec F_i %DELTA t ~~` %DELTA t rightarrow  0</annotation>
  </semantics>
</math>
</file>

<file path=Object 2/content.xml><?xml version="1.0" encoding="utf-8"?>
<math xmlns="http://www.w3.org/1998/Math/MathML">
  <semantics>
    <mrow>
      <mrow>
        <mover accent="true">
          <mi>a</mi>
          <mo stretchy="false">⃗</mo>
        </mover>
        <mo stretchy="false">=</mo>
        <mfrac>
          <mrow>
            <mo stretchy="false">Δ</mo>
            <mover accent="true">
              <mi>v</mi>
              <mo stretchy="false">⃗</mo>
            </mover>
          </mrow>
          <mrow>
            <mo stretchy="false">Δ</mo>
            <mi>t</mi>
          </mrow>
        </mfrac>
      </mrow>
      <mover>
        <mo stretchy="false">⇒</mo>
        <mtable>
          <mtr>
            <mtd>
              <mrow>
                <mi mathvariant="italic">II</mi>
                <mi mathvariant="italic">закон</mi>
              </mrow>
            </mtd>
          </mtr>
          <mtr>
            <mtd>
              <mi mathvariant="italic">Ньютона</mi>
            </mtd>
          </mtr>
        </mtable>
      </mover>
      <mrow>
        <mfrac>
          <mrow>
            <mi>m</mi>
            <mo stretchy="false">⋅</mo>
            <mrow>
              <mo stretchy="false">Δ</mo>
              <mover accent="true">
                <mi>v</mi>
                <mo stretchy="false">⃗</mo>
              </mover>
            </mrow>
          </mrow>
          <mrow>
            <mo stretchy="false">Δ</mo>
            <mi>t</mi>
          </mrow>
        </mfrac>
        <mo stretchy="false">=</mo>
        <mover accent="true">
          <mi>F</mi>
          <mo stretchy="false">⃗</mo>
        </mover>
      </mrow>
      <mo stretchy="false">⇒</mo>
      <mi>m</mi>
      <mo stretchy="false">Δ</mo>
      <mrow>
        <mover accent="true">
          <mi>v</mi>
          <mo stretchy="false">⃗</mo>
        </mover>
        <mo stretchy="false">=</mo>
        <mover accent="true">
          <mi>F</mi>
          <mo stretchy="false">⃗</mo>
        </mover>
      </mrow>
      <mo stretchy="false">Δ</mo>
      <mi>t</mi>
      <mo stretchy="false">⇒</mo>
      <mo stretchy="false">Δ</mo>
      <mrow>
        <mover accent="true">
          <mi>p</mi>
          <mo stretchy="false">⃗</mo>
        </mover>
        <mo stretchy="false">=</mo>
        <mover accent="true">
          <mi>F</mi>
          <mo stretchy="false">⃗</mo>
        </mover>
      </mrow>
      <mo stretchy="false">Δ</mo>
      <mi>t</mi>
    </mrow>
    <annotation encoding="StarMath 5.0">
vec a = {%DELTA vec v}over{%DELTA t}  drarrow  csup{binom {II закон} {Ньютона}}  m cdot{%DELTA vec v}over{%DELTA t}=vec F  drarrow m %DELTA vec v= vec F %DELTA t   drarrow  %DELTA vec p = vec F %DELTA t</annotation>
  </semantics>
</math>
</file>

<file path=Object 20/content.xml><?xml version="1.0" encoding="utf-8"?>
<math xmlns="http://www.w3.org/1998/Math/MathML">
  <semantics>
    <mrow>
      <mrow>
        <mover accent="true">
          <msub>
            <mi>v</mi>
            <mn>1</mn>
          </msub>
          <mo stretchy="false">⃗</mo>
        </mover>
        <mo stretchy="false">=</mo>
        <mrow>
          <mover accent="true">
            <mi>v</mi>
            <mo stretchy="false">⃗</mo>
          </mover>
          <mo stretchy="false">+</mo>
          <mo stretchy="false">Δ</mo>
        </mrow>
      </mrow>
      <mover accent="true">
        <mi>v</mi>
        <mo stretchy="false">⃗</mo>
      </mover>
    </mrow>
    <annotation encoding="StarMath 5.0"> vec v_1=vec v+ %DELTA vec v</annotation>
  </semantics>
</math>
</file>

<file path=Object 21/content.xml><?xml version="1.0" encoding="utf-8"?>
<math xmlns="http://www.w3.org/1998/Math/MathML">
  <semantics>
    <mrow>
      <mo stretchy="false">Δ</mo>
      <mover accent="true">
        <mi>v</mi>
        <mo stretchy="false">⃗</mo>
      </mover>
    </mrow>
    <annotation encoding="StarMath 5.0"> %DELTA vec v </annotation>
  </semantics>
</math>
</file>

<file path=Object 22/content.xml><?xml version="1.0" encoding="utf-8"?>
<math xmlns="http://www.w3.org/1998/Math/MathML">
  <semantics>
    <mrow>
      <mo stretchy="false">Δ</mo>
      <mrow>
        <mi>m</mi>
        <mo stretchy="false">=</mo>
        <mrow>
          <mi>m</mi>
          <mo stretchy="false">−</mo>
          <msub>
            <mi>m</mi>
            <mn>1</mn>
          </msub>
        </mrow>
      </mrow>
    </mrow>
    <annotation encoding="StarMath 5.0"> %DELTA m = m-m_1</annotation>
  </semantics>
</math>
</file>

<file path=Object 23/content.xml><?xml version="1.0" encoding="utf-8"?>
<math xmlns="http://www.w3.org/1998/Math/MathML">
  <semantics>
    <msub>
      <mi>v</mi>
      <mn>1</mn>
    </msub>
    <annotation encoding="StarMath 5.0"> v_1</annotation>
  </semantics>
</math>
</file>

<file path=Object 24/content.xml><?xml version="1.0" encoding="utf-8"?>
<math xmlns="http://www.w3.org/1998/Math/MathML">
  <semantics>
    <msub>
      <mi>m</mi>
      <mn>1</mn>
    </msub>
    <annotation encoding="StarMath 5.0"> m_1</annotation>
  </semantics>
</math>
</file>

<file path=Object 25/content.xml><?xml version="1.0" encoding="utf-8"?>
<math xmlns="http://www.w3.org/1998/Math/MathML">
  <semantics>
    <mrow>
      <mo stretchy="false">Δ</mo>
      <mi>t</mi>
    </mrow>
    <annotation encoding="StarMath 5.0"> %DELTA t</annotation>
  </semantics>
</math>
</file>

<file path=Object 26/content.xml><?xml version="1.0" encoding="utf-8"?>
<math xmlns="http://www.w3.org/1998/Math/MathML">
  <semantics>
    <mrow>
      <mover accent="true">
        <mi>v</mi>
        <mo stretchy="false">⃗</mo>
      </mover>
      <mo stretchy="false">+</mo>
      <mover accent="true">
        <mi>u</mi>
        <mo stretchy="false">⃗</mo>
      </mover>
    </mrow>
    <annotation encoding="StarMath 5.0"> vec v +vec u </annotation>
  </semantics>
</math>
</file>

<file path=Object 27/content.xml><?xml version="1.0" encoding="utf-8"?>
<math xmlns="http://www.w3.org/1998/Math/MathML">
  <semantics>
    <mover accent="true">
      <mi>u</mi>
      <mo stretchy="false">⃗</mo>
    </mover>
    <annotation encoding="StarMath 5.0"> vec u </annotation>
  </semantics>
</math>
</file>

<file path=Object 28/content.xml><?xml version="1.0" encoding="utf-8"?>
<math xmlns="http://www.w3.org/1998/Math/MathML">
  <semantics>
    <mover accent="true">
      <mi>v</mi>
      <mo stretchy="false">⃗</mo>
    </mover>
    <annotation encoding="StarMath 5.0"> vec v</annotation>
  </semantics>
</math>
</file>

<file path=Object 29/content.xml><?xml version="1.0" encoding="utf-8"?>
<math xmlns="http://www.w3.org/1998/Math/MathML">
  <semantics>
    <mtable>
      <mtr>
        <mtd>
          <mrow>
            <mover accent="true">
              <msub>
                <mi>p</mi>
                <mi>н</mi>
              </msub>
              <mo stretchy="false">⃗</mo>
            </mover>
            <mo stretchy="false">=</mo>
            <mover accent="true">
              <msub>
                <mi>p</mi>
                <mi>к</mi>
              </msub>
              <mo stretchy="false">⃗</mo>
            </mover>
          </mrow>
        </mtd>
      </mtr>
      <mtr>
        <mtd>
          <mrow>
            <mi>m</mi>
            <mrow>
              <mover accent="true">
                <mi>v</mi>
                <mo stretchy="false">⃗</mo>
              </mover>
              <mo stretchy="false">=</mo>
              <msub>
                <mi>m</mi>
                <mn>1</mn>
              </msub>
            </mrow>
            <mrow>
              <mover accent="true">
                <msub>
                  <mi>v</mi>
                  <mn>1</mn>
                </msub>
                <mo stretchy="false">⃗</mo>
              </mover>
              <mo stretchy="false">+</mo>
              <mo stretchy="false">Δ</mo>
            </mrow>
            <mi>m</mi>
            <mrow>
              <mo stretchy="false">(</mo>
              <mrow>
                <mover accent="true">
                  <mi>v</mi>
                  <mo stretchy="false">⃗</mo>
                </mover>
                <mo stretchy="false">+</mo>
                <mover accent="true">
                  <mi>u</mi>
                  <mo stretchy="false">⃗</mo>
                </mover>
              </mrow>
              <mo stretchy="false">)</mo>
            </mrow>
          </mrow>
        </mtd>
      </mtr>
      <mtr>
        <mtd>
          <mrow>
            <mi>m</mi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row>
                    <mi>m</mi>
                    <mo stretchy="false">−</mo>
                    <mo stretchy="false">Δ</mo>
                  </mrow>
                  <mi>m</mi>
                </mrow>
                <mo stretchy="false">)</mo>
              </mrow>
            </mrow>
            <mrow>
              <mrow>
                <mo stretchy="false">(</mo>
                <mrow>
                  <mrow>
                    <mover accent="true">
                      <mi>v</mi>
                      <mo stretchy="false">⃗</mo>
                    </mover>
                    <mo stretchy="false">−</mo>
                    <mo stretchy="false">Δ</mo>
                  </mrow>
                  <mover accent="true">
                    <mi>v</mi>
                    <mo stretchy="false">⃗</mo>
                  </mover>
                </mrow>
                <mo stretchy="false">)</mo>
              </mrow>
              <mo stretchy="false">+</mo>
              <mo stretchy="false">Δ</mo>
            </mrow>
            <mi>m</mi>
            <mrow>
              <mover accent="true">
                <mi>v</mi>
                <mo stretchy="false">⃗</mo>
              </mover>
              <mo stretchy="false">+</mo>
              <mo stretchy="false">Δ</mo>
            </mrow>
            <mi>m</mi>
            <mover accent="true">
              <mi>u</mi>
              <mo stretchy="false">⃗</mo>
            </mover>
          </mrow>
        </mtd>
      </mtr>
      <mtr>
        <mtd>
          <mrow>
            <mrow>
              <mrow>
                <mi>m</mi>
                <mover accent="true">
                  <mi>v</mi>
                  <mo stretchy="false">⃗</mo>
                </mover>
              </mrow>
              <mo stretchy="false">=</mo>
              <mrow>
                <mrow>
                  <mrow>
                    <mrow>
                      <mrow>
                        <mrow>
                          <mi>m</mi>
                          <mover accent="true">
                            <mi>v</mi>
                            <mo stretchy="false">⃗</mo>
                          </mover>
                        </mrow>
                        <mo stretchy="false">+</mo>
                        <mrow>
                          <mi>m</mi>
                          <mo stretchy="false">Δ</mo>
                          <mover accent="true">
                            <mi>v</mi>
                            <mo stretchy="false">⃗</mo>
                          </mover>
                        </mrow>
                      </mrow>
                      <mo stretchy="false">−</mo>
                      <mrow>
                        <mo stretchy="false">Δ</mo>
                        <mi>m</mi>
                        <mover accent="true">
                          <mi>v</mi>
                          <mo stretchy="false">⃗</mo>
                        </mover>
                      </mrow>
                    </mrow>
                    <mo stretchy="false">−</mo>
                    <munder>
                      <mrow>
                        <mo stretchy="false">Δ</mo>
                        <mi>m</mi>
                        <mo stretchy="false">Δ</mo>
                        <mover accent="true">
                          <mi>v</mi>
                          <mo stretchy="false">⃗</mo>
                        </mover>
                      </mrow>
                      <mtable>
                        <mtr>
                          <mtd>
                            <mo stretchy="false">↓</mo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under>
                  </mrow>
                  <mo stretchy="false">+</mo>
                  <mrow>
                    <mo stretchy="false">Δ</mo>
                    <mi>m</mi>
                    <mover accent="true">
                      <mi>v</mi>
                      <mo stretchy="false">⃗</mo>
                    </mover>
                  </mrow>
                </mrow>
                <mo stretchy="false">+</mo>
                <mo stretchy="false">Δ</mo>
              </mrow>
            </mrow>
            <mi>m</mi>
            <mover accent="true">
              <mi>u</mi>
              <mo stretchy="false">⃗</mo>
            </mover>
          </mrow>
        </mtd>
      </mtr>
      <mtr>
        <mtd>
          <mrow>
            <mi>m</mi>
            <mo stretchy="false">Δ</mo>
            <mrow>
              <mi>v</mi>
              <mo stretchy="false">=</mo>
              <mrow>
                <mo stretchy="false">−</mo>
                <mo stretchy="false">Δ</mo>
              </mrow>
            </mrow>
            <mi>m</mi>
            <mover accent="true">
              <mi>u</mi>
              <mo stretchy="false">⃗</mo>
            </mover>
          </mrow>
        </mtd>
      </mtr>
      <mtr>
        <mtd>
          <mrow>
            <mi>m</mi>
            <mrow>
              <mfrac>
                <mrow>
                  <mo stretchy="false">Δ</mo>
                  <mover accent="true">
                    <mi>v</mi>
                    <mo stretchy="false">⃗</mo>
                  </mover>
                </mrow>
                <mrow>
                  <mo stretchy="false">Δ</mo>
                  <mi>t</mi>
                </mrow>
              </mfrac>
              <mo stretchy="false">=</mo>
              <mrow>
                <mo stretchy="false">−</mo>
                <mover accent="true">
                  <mi>u</mi>
                  <mo stretchy="false">⃗</mo>
                </mover>
              </mrow>
            </mrow>
            <mfrac>
              <mrow>
                <mo stretchy="false">Δ</mo>
                <mi>m</mi>
              </mrow>
              <mrow>
                <mo stretchy="false">Δ</mo>
                <mi>t</mi>
              </mrow>
            </mfrac>
          </mrow>
        </mtd>
      </mtr>
    </mtable>
    <annotation encoding="StarMath 5.0">alignl vec p_{н}=vec p_к
newline
alignl  m vec v = m_1 vec v_1 + %DELTA m (vec v +vec u)   newline
alignl m vec v = (m-%DELTA m)(vec v- %DELTA vec v)+ %DELTA m vec v +%DELTA m vec u newline
alignl overstrike { m vec v} = overstrike { m vec v} +   { m %DELTA vec v }- overstrike  {%DELTA m vec v} -  {%DELTA m %DELTA vec v} csub{binom{downarrow }{0}}  +overstrike {%DELTA m vec v} +%DELTA m vec u  newline
alignl m %DELTA v = - %DELTA m vec u newline
m {%DELTA vec v}over{%DELTA t} =-vec u {%DELTA m}over {%DELTA t}</annotation>
  </semantics>
</math>
</file>

<file path=Object 3/content.xml><?xml version="1.0" encoding="utf-8"?>
<math xmlns="http://www.w3.org/1998/Math/MathML">
  <semantics>
    <mrow>
      <mo stretchy="false">Δ</mo>
      <mi>t</mi>
    </mrow>
    <annotation encoding="StarMath 5.0"> %DELTA t</annotation>
  </semantics>
</math>
</file>

<file path=Object 30/content.xml><?xml version="1.0" encoding="utf-8"?>
<math xmlns="http://www.w3.org/1998/Math/MathML">
  <semantics>
    <mtable>
      <mtr>
        <mtd>
          <mrow>
            <mrow>
              <mo stretchy="false">μ</mo>
              <mo stretchy="false">=</mo>
              <mrow>
                <mfrac>
                  <mrow>
                    <mo stretchy="false">Δ</mo>
                    <mi>m</mi>
                  </mrow>
                  <mrow>
                    <mo stretchy="false">Δ</mo>
                    <mi>t</mi>
                  </mrow>
                </mfrac>
                <mo stretchy="false">−</mo>
                <mi/>
              </mrow>
            </mrow>
            <mstyle mathsize="10pt">
              <mrow>
                <mrow>
                  <mi mathvariant="italic">расход</mi>
                  <mi/>
                  <mi mathvariant="italic">топлива</mi>
                </mrow>
              </mrow>
            </mstyle>
          </mrow>
        </mtd>
      </mtr>
      <mtr>
        <mtd>
          <mrow>
            <mrow>
              <msub>
                <mover accent="true">
                  <mi>F</mi>
                  <mo stretchy="false">⃗</mo>
                </mover>
                <mi mathvariant="italic">реакт</mi>
              </msub>
              <mover>
                <mo stretchy="false">=</mo>
                <mtable>
                  <mtr>
                    <mtd>
                      <mrow>
                        <mi mathvariant="italic">II</mi>
                        <mi mathvariant="italic">закон</mi>
                      </mrow>
                    </mtd>
                  </mtr>
                  <mtr>
                    <mtd>
                      <mi mathvariant="italic">Ньютонa</mi>
                    </mtd>
                  </mtr>
                </mtable>
              </mover>
              <mi>m</mi>
            </mrow>
            <mrow>
              <mfrac>
                <mrow>
                  <mo stretchy="false">Δ</mo>
                  <mover accent="true">
                    <mi>v</mi>
                    <mo stretchy="false">⃗</mo>
                  </mover>
                </mrow>
                <mrow>
                  <mo stretchy="false">Δ</mo>
                  <mi>t</mi>
                </mrow>
              </mfrac>
              <mo stretchy="false">−</mo>
              <mi/>
            </mrow>
            <mstyle mathsize="10pt">
              <mrow>
                <mrow>
                  <mi mathvariant="italic">реактивная</mi>
                  <mi/>
                  <mi mathvariant="italic">сила</mi>
                </mrow>
              </mrow>
            </mstyle>
          </mrow>
        </mtd>
      </mtr>
    </mtable>
    <annotation encoding="StarMath 5.0">alignl  %imu ={%DELTA m}over{%DELTA t} - `size 10{расход `топлива} newline {vec F} _реакт = csup{binom{II закон }{Ньютонa}}  m {%DELTA vec v}over {%DELTA t} - ` size 10{реактивная` сила} </annotation>
  </semantics>
</math>
</file>

<file path=Object 31/content.xml><?xml version="1.0" encoding="utf-8"?>
<math xmlns="http://www.w3.org/1998/Math/MathML">
  <semantics>
    <mrow>
      <mrow>
        <msub>
          <mover accent="true">
            <mi>F</mi>
            <mo stretchy="false">⃗</mo>
          </mover>
          <mi mathvariant="italic">реакт</mi>
        </msub>
        <mo stretchy="false">=</mo>
        <mrow>
          <mo stretchy="false">−</mo>
          <mo stretchy="false">μ</mo>
        </mrow>
      </mrow>
      <mover accent="true">
        <mi>u</mi>
        <mo stretchy="false">⃗</mo>
      </mover>
      <mi/>
      <mrow>
        <mover accent="true">
          <mi>u</mi>
          <mo stretchy="false">⃗</mo>
        </mover>
        <mo stretchy="false">−</mo>
        <mstyle mathsize="10pt">
          <mrow>
            <mrow>
              <mi mathvariant="italic">скорость</mi>
              <mi/>
              <mi mathvariant="italic">газов</mi>
              <mi/>
              <mi mathvariant="italic">относительно</mi>
              <mi/>
              <mi mathvariant="italic">ракеты</mi>
            </mrow>
          </mrow>
        </mstyle>
      </mrow>
    </mrow>
    <annotation encoding="StarMath 5.0">{vec {F }}_реакт = -%imu vec u`~~vec u - size 10 {скорость` газов `относительно` ракеты}</annotation>
  </semantics>
</math>
</file>

<file path=Object 32/content.xml><?xml version="1.0" encoding="utf-8"?>
<math xmlns="http://www.w3.org/1998/Math/MathML">
  <semantics>
    <mrow>
      <mi>M</mi>
      <mrow>
        <mfrac>
          <mrow>
            <mo stretchy="false">Δ</mo>
            <mover accent="true">
              <mi>v</mi>
              <mo stretchy="false">⃗</mo>
            </mover>
          </mrow>
          <mrow>
            <mo stretchy="false">Δ</mo>
            <mi>t</mi>
          </mrow>
        </mfrac>
        <mo stretchy="false">=</mo>
        <msub>
          <mover accent="true">
            <mi>F</mi>
            <mo stretchy="false">⃗</mo>
          </mover>
          <mi mathvariant="italic">реакт</mi>
        </msub>
      </mrow>
    </mrow>
    <annotation encoding="StarMath 5.0">M{%DELTA vec v}over{%DELTA t}= {vec F}_реакт</annotation>
  </semantics>
</math>
</file>

<file path=Object 33/content.xml><?xml version="1.0" encoding="utf-8"?>
<math xmlns="http://www.w3.org/1998/Math/MathML">
  <semantics>
    <mrow>
      <mi>M</mi>
      <mrow>
        <mfrac>
          <mrow>
            <mo stretchy="false">Δ</mo>
            <mover accent="true">
              <mi>v</mi>
              <mo stretchy="false">⃗</mo>
            </mover>
          </mrow>
          <mrow>
            <mo stretchy="false">Δ</mo>
            <mi>t</mi>
          </mrow>
        </mfrac>
        <mo stretchy="false">=</mo>
        <mrow>
          <msub>
            <mover accent="true">
              <mi>F</mi>
              <mo stretchy="false">⃗</mo>
            </mover>
            <mi mathvariant="italic">реакт</mi>
          </msub>
          <mo stretchy="false">+</mo>
          <msub>
            <mover accent="true">
              <mi>F</mi>
              <mo stretchy="false">⃗</mo>
            </mover>
            <mi mathvariant="italic">внешн</mi>
          </msub>
        </mrow>
      </mrow>
    </mrow>
    <annotation encoding="StarMath 5.0">M{%DELTA vec v}over{%DELTA t}= {vec F}_реакт +{vec F}_внешн</annotation>
  </semantics>
</math>
</file>

<file path=Object 34/content.xml><?xml version="1.0" encoding="utf-8"?>
<math xmlns="http://www.w3.org/1998/Math/MathML">
  <semantics>
    <mrow>
      <mi>M</mi>
      <mrow>
        <mrow>
          <mfrac>
            <mrow>
              <mo stretchy="false">Δ</mo>
              <mover accent="true">
                <mi>v</mi>
                <mo stretchy="false">⃗</mo>
              </mover>
            </mrow>
            <mrow>
              <mo stretchy="false">Δ</mo>
              <mi>t</mi>
            </mrow>
          </mfrac>
          <mo stretchy="false">=</mo>
          <msub>
            <mover accent="true">
              <mi>F</mi>
              <mo stretchy="false">⃗</mo>
            </mover>
            <mi mathvariant="italic">реакт</mi>
          </msub>
        </mrow>
        <mo stretchy="false">=</mo>
        <mrow>
          <mo stretchy="false">−</mo>
          <mo stretchy="false">μ</mo>
        </mrow>
      </mrow>
      <mrow>
        <mover accent="true">
          <mi>u</mi>
          <mo stretchy="false">⃗</mo>
        </mover>
        <mo stretchy="false">=</mo>
        <mi>M</mi>
      </mrow>
      <mover accent="true">
        <mi>a</mi>
        <mo stretchy="false">⃗</mo>
      </mover>
    </mrow>
    <annotation encoding="StarMath 5.0">M{%DELTA vec v}over{%DELTA t}= {vec F}_реакт = -%imu vec u = M vec a</annotation>
  </semantics>
</math>
</file>

<file path=Object 35/content.xml><?xml version="1.0" encoding="utf-8"?>
<math xmlns="http://www.w3.org/1998/Math/MathML">
  <semantics>
    <mrow>
      <mo stretchy="false">μ</mo>
      <mrow>
        <mi>u</mi>
        <mo stretchy="false">=</mo>
        <mi>M</mi>
      </mrow>
      <mi>a</mi>
    </mrow>
    <annotation encoding="StarMath 5.0">%imu  u = M a</annotation>
  </semantics>
</math>
</file>

<file path=Object 36/content.xml><?xml version="1.0" encoding="utf-8"?>
<math xmlns="http://www.w3.org/1998/Math/MathML">
  <semantics>
    <mrow>
      <mrow>
        <mi>v</mi>
        <mo stretchy="false">=</mo>
        <mi>u</mi>
      </mrow>
      <mi>ln</mi>
      <mrow>
        <mo stretchy="false">(</mo>
        <mfrac>
          <msub>
            <mi>M</mi>
            <mn>0</mn>
          </msub>
          <mi>M</mi>
        </mfrac>
        <mo stretchy="false">)</mo>
      </mrow>
    </mrow>
    <annotation encoding="StarMath 5.0">v = u ln (M_0 over M)</annotation>
  </semantics>
</math>
</file>

<file path=Object 37/content.xml><?xml version="1.0" encoding="utf-8"?>
<math xmlns="http://www.w3.org/1998/Math/MathML">
  <semantics>
    <mfrac>
      <msub>
        <mi>M</mi>
        <mn>0</mn>
      </msub>
      <mi>M</mi>
    </mfrac>
    <annotation encoding="StarMath 5.0">M_0 over M</annotation>
  </semantics>
</math>
</file>

<file path=Object 4/content.xml><?xml version="1.0" encoding="utf-8"?>
<math xmlns="http://www.w3.org/1998/Math/MathML">
  <semantics>
    <mi>m</mi>
    <annotation encoding="StarMath 5.0"> m </annotation>
  </semantics>
</math>
</file>

<file path=Object 42/content.xml><?xml version="1.0" encoding="utf-8"?>
<math xmlns="http://www.w3.org/1998/Math/MathML">
  <semantics>
    <mrow>
      <mrow>
        <mo stretchy="false">[</mo>
        <mi>p</mi>
        <mo stretchy="false">]</mo>
      </mrow>
      <mo stretchy="false">=</mo>
      <mrow>
        <mi mathvariant="italic">кг</mi>
        <mo stretchy="false">⋅</mo>
        <mstyle mathsize="10pt">
          <mrow>
            <mfrac>
              <mi>м</mi>
              <mi>с</mi>
            </mfrac>
          </mrow>
        </mstyle>
      </mrow>
    </mrow>
    <annotation encoding="StarMath 5.0">[ p] = кг cdot size 10{м over  с }</annotation>
  </semantics>
</math>
</file>

<file path=Object 43/content.xml><?xml version="1.0" encoding="utf-8"?>
<math xmlns="http://www.w3.org/1998/Math/MathML">
  <semantics>
    <mrow>
      <mrow>
        <msub>
          <mi>v</mi>
          <mn>2</mn>
        </msub>
        <mo stretchy="false">=</mo>
        <mn>5</mn>
      </mrow>
      <mfrac>
        <mi>м</mi>
        <mi>c</mi>
      </mfrac>
    </mrow>
    <annotation encoding="StarMath 5.0">v_2 = 5 м over c</annotation>
  </semantics>
</math>
</file>

<file path=Object 44/content.xml><?xml version="1.0" encoding="utf-8"?>
<math xmlns="http://www.w3.org/1998/Math/MathML">
  <semantics>
    <mrow>
      <mrow>
        <msub>
          <mi>m</mi>
          <mn>1</mn>
        </msub>
        <mo stretchy="false">=</mo>
        <mn>20</mn>
      </mrow>
      <mi mathvariant="italic">кг</mi>
    </mrow>
    <annotation encoding="StarMath 5.0">m_1 = 20 кг</annotation>
  </semantics>
</math>
</file>

<file path=Object 45/content.xml><?xml version="1.0" encoding="utf-8"?>
<math xmlns="http://www.w3.org/1998/Math/MathML">
  <semantics>
    <mrow>
      <mrow>
        <msub>
          <mi>m</mi>
          <mn>2</mn>
        </msub>
        <mo stretchy="false">=</mo>
        <mn>60</mn>
      </mrow>
      <mi mathvariant="italic">кг</mi>
    </mrow>
    <annotation encoding="StarMath 5.0">m_2 = 60 кг</annotation>
  </semantics>
</math>
</file>

<file path=Object 46/content.xml><?xml version="1.0" encoding="utf-8"?>
<math xmlns="http://www.w3.org/1998/Math/MathML">
  <semantics>
    <mrow>
      <mo stretchy="false">Δ</mo>
      <mrow>
        <mover accent="true">
          <mi>p</mi>
          <mo stretchy="false">⃗</mo>
        </mover>
        <mo stretchy="false">=</mo>
        <mn>0</mn>
      </mrow>
      <mi/>
      <mo stretchy="false">⇒</mo>
      <mi/>
      <mrow>
        <msub>
          <mi>p</mi>
          <mn>2</mn>
        </msub>
        <mo stretchy="false">=</mo>
        <msub>
          <mi>p</mi>
          <mn>1</mn>
        </msub>
      </mrow>
      <mi/>
      <msub>
        <mi>m</mi>
        <mn>2</mn>
      </msub>
      <mrow>
        <msub>
          <mi>v</mi>
          <mn>2</mn>
        </msub>
        <mo stretchy="false">=</mo>
        <msub>
          <mi>m</mi>
          <mn>1</mn>
        </msub>
      </mrow>
      <msub>
        <mi>v</mi>
        <mn>1</mn>
      </msub>
      <mi/>
      <mo stretchy="false">⇒</mo>
      <mi/>
      <mrow>
        <mrow>
          <mrow>
            <msub>
              <mi>v</mi>
              <mn>1</mn>
            </msub>
            <mo stretchy="false">=</mo>
            <mfrac>
              <mrow>
                <msub>
                  <mi>m</mi>
                  <mn>2</mn>
                </msub>
                <msub>
                  <mi>v</mi>
                  <mn>2</mn>
                </msub>
              </mrow>
              <msub>
                <mi>m</mi>
                <mn>1</mn>
              </msub>
            </mfrac>
          </mrow>
          <mo stretchy="false">=</mo>
          <mstyle mathsize="9pt">
            <mrow>
              <mfrac>
                <mrow>
                  <mn>60</mn>
                  <mrow>
                    <mi mathvariant="italic">кг</mi>
                    <mo stretchy="false">⋅</mo>
                    <mn>5</mn>
                  </mrow>
                  <mstyle mathsize="7pt">
                    <mrow>
                      <mfrac>
                        <mi>м</mi>
                        <mi>с</mi>
                      </mfrac>
                    </mrow>
                  </mstyle>
                </mrow>
                <mrow>
                  <mn>20</mn>
                  <mi mathvariant="italic">кг</mi>
                </mrow>
              </mfrac>
            </mrow>
          </mstyle>
        </mrow>
        <mo stretchy="false">=</mo>
        <mn>15</mn>
      </mrow>
      <mfrac>
        <mi>м</mi>
        <mi>с</mi>
      </mfrac>
    </mrow>
    <annotation encoding="StarMath 5.0">%DELTA vec p = 0~~ drarrow ~~{ p}_2 =p_1 ~~~m_2 v_2 =  m_1 v_1 ~~drarrow~~v_1 = {m_2 v_2} over m_1 =size 9{{ 60 кг cdot 5 size 7{м over с}}over {20 кг}} = 15 {м over с}</annotation>
  </semantics>
</math>
</file>

<file path=Object 47/content.xml><?xml version="1.0" encoding="utf-8"?>
<math xmlns="http://www.w3.org/1998/Math/MathML">
  <semantics>
    <mrow>
      <mo stretchy="false">Δ</mo>
      <mrow>
        <mover accent="true">
          <mi>p</mi>
          <mo stretchy="false">⃗</mo>
        </mover>
        <mo stretchy="false">=</mo>
        <mn>0</mn>
      </mrow>
      <mi/>
      <mo stretchy="false">⇒</mo>
      <mi/>
      <mrow>
        <msub>
          <mi>p</mi>
          <mn>2</mn>
        </msub>
        <mo stretchy="false">=</mo>
        <msub>
          <mi>p</mi>
          <mstyle mathsize="4pt">
            <mrow>
              <mrow>
                <mo stretchy="false">∑</mo>
                <mi/>
              </mrow>
            </mrow>
          </mstyle>
        </msub>
      </mrow>
      <mi/>
      <msub>
        <mi>m</mi>
        <mn>2</mn>
      </msub>
      <mrow>
        <msub>
          <mi>v</mi>
          <mn>2</mn>
        </msub>
        <mo stretchy="false">=</mo>
        <mrow>
          <mo stretchy="false">(</mo>
          <mrow>
            <msub>
              <mi>m</mi>
              <mn>1</mn>
            </msub>
            <mo stretchy="false">+</mo>
            <msub>
              <mi>m</mi>
              <mn>2</mn>
            </msub>
          </mrow>
          <mo stretchy="false">)</mo>
        </mrow>
      </mrow>
      <msub>
        <mi>v</mi>
        <mn>1</mn>
      </msub>
      <mi/>
      <mo stretchy="false">⇒</mo>
      <mi/>
      <mrow>
        <mrow>
          <mrow>
            <msub>
              <mi>v</mi>
              <mn>1</mn>
            </msub>
            <mo stretchy="false">=</mo>
            <mfrac>
              <mrow>
                <msub>
                  <mi>m</mi>
                  <mn>2</mn>
                </msub>
                <msub>
                  <mi>v</mi>
                  <mn>2</mn>
                </msub>
              </mrow>
              <mrow>
                <msub>
                  <mi>m</mi>
                  <mn>1</mn>
                </msub>
                <mo stretchy="false">+</mo>
                <msub>
                  <mi>m</mi>
                  <mn>2</mn>
                </msub>
              </mrow>
            </mfrac>
          </mrow>
          <mo stretchy="false">=</mo>
          <mstyle mathsize="9pt">
            <mrow>
              <mfrac>
                <mrow>
                  <mn>60</mn>
                  <mrow>
                    <mi mathvariant="italic">кг</mi>
                    <mo stretchy="false">⋅</mo>
                    <mn>5</mn>
                  </mrow>
                  <mstyle mathsize="7pt">
                    <mrow>
                      <mfrac>
                        <mi>м</mi>
                        <mi>с</mi>
                      </mfrac>
                    </mrow>
                  </mstyle>
                </mrow>
                <mrow>
                  <mn>20</mn>
                  <mrow>
                    <mi mathvariant="italic">кг</mi>
                    <mo stretchy="false">+</mo>
                    <mn>60</mn>
                  </mrow>
                  <mi mathvariant="italic">кг</mi>
                </mrow>
              </mfrac>
            </mrow>
          </mstyle>
        </mrow>
        <mo stretchy="false">=</mo>
        <mn>3,75</mn>
      </mrow>
      <mfrac>
        <mi>м</mi>
        <mi>с</mi>
      </mfrac>
    </mrow>
    <annotation encoding="StarMath 5.0">%DELTA vec p = 0~~ drarrow ~~{ p}_2 =p_{size 4{sum`}} ~~~m_2 v_2 =  (m_1 + m_2) v_1 ~~drarrow~~v_1 = {m_2 v_2} over {m_1 +m_2} =size 9{{ 60 кг cdot 5 size 7{м over с}}over {20 кг + 60 кг}} = 3,75 {м over с}</annotation>
  </semantics>
</math>
</file>

<file path=Object 48/content.xml><?xml version="1.0" encoding="utf-8"?>
<math xmlns="http://www.w3.org/1998/Math/MathML">
  <semantics>
    <mover accent="true">
      <mi>v</mi>
      <mo stretchy="false">⃗</mo>
    </mover>
    <annotation encoding="StarMath 5.0"> vec v </annotation>
  </semantics>
</math>
</file>

<file path=Object 49/content.xml><?xml version="1.0" encoding="utf-8"?>
<math xmlns="http://www.w3.org/1998/Math/MathML">
  <semantics>
    <mi>m</mi>
    <annotation encoding="StarMath 5.0"> m</annotation>
  </semantics>
</math>
</file>

<file path=Object 5/content.xml><?xml version="1.0" encoding="utf-8"?>
<math xmlns="http://www.w3.org/1998/Math/MathML">
  <semantics>
    <mi>F</mi>
    <annotation encoding="StarMath 5.0"> F </annotation>
  </semantics>
</math>
</file>

<file path=Object 6/content.xml><?xml version="1.0" encoding="utf-8"?>
<math xmlns="http://www.w3.org/1998/Math/MathML">
  <semantics>
    <mrow>
      <mo stretchy="false">Δ</mo>
      <mrow>
        <mover accent="true">
          <mi>p</mi>
          <mo stretchy="false">⃗</mo>
        </mover>
        <mo stretchy="false">=</mo>
        <mover accent="true">
          <mi>F</mi>
          <mo stretchy="false">⃗</mo>
        </mover>
      </mrow>
      <mo stretchy="false">Δ</mo>
      <mi>t</mi>
    </mrow>
    <annotation encoding="StarMath 5.0">%DELTA vec p = vec F %DELTA t</annotation>
  </semantics>
</math>
</file>

<file path=Object 7/content.xml><?xml version="1.0" encoding="utf-8"?>
<math xmlns="http://www.w3.org/1998/Math/MathML">
  <semantics>
    <mrow>
      <mover accent="true">
        <mi>F</mi>
        <mo stretchy="false">⃗</mo>
      </mover>
      <mo stretchy="false">Δ</mo>
      <mi>t</mi>
    </mrow>
    <annotation encoding="StarMath 5.0">vec F %DELTA t</annotation>
  </semantics>
</math>
</file>

<file path=Object 8/content.xml><?xml version="1.0" encoding="utf-8"?>
<math xmlns="http://www.w3.org/1998/Math/MathML">
  <semantics>
    <mrow>
      <mfrac>
        <mrow>
          <mo stretchy="false">Δ</mo>
          <mover accent="true">
            <mi>p</mi>
            <mo stretchy="false">⃗</mo>
          </mover>
        </mrow>
        <mrow>
          <mo stretchy="false">Δ</mo>
          <mi>t</mi>
        </mrow>
      </mfrac>
      <mo stretchy="false">=</mo>
      <mover accent="true">
        <msub>
          <mi>F</mi>
          <mi mathvariant="italic">ср</mi>
        </msub>
        <mo stretchy="false">⃗</mo>
      </mover>
    </mrow>
    <annotation encoding="StarMath 5.0">{%DELTA vec p}over {%DELTA t}=vec {F}_ср</annotation>
  </semantics>
</math>
</file>

<file path=Object 9/content.xml><?xml version="1.0" encoding="utf-8"?>
<math xmlns="http://www.w3.org/1998/Math/MathML">
  <semantics>
    <mrow>
      <mo stretchy="false">Δ</mo>
      <mi>t</mi>
      <mo stretchy="false">→</mo>
      <mn>0</mn>
    </mrow>
    <annotation encoding="StarMath 5.0"> %DELTA t rightarrow  0</annotation>
  </semantics>
</math>
</file>